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17.013cm" fo:margin-left="0cm" fo:break-before="page" table:align="left"/>
    </style:style>
    <style:style style:name="Tabla2.A" style:family="table-column">
      <style:table-column-properties style:column-width="2.909cm"/>
    </style:style>
    <style:style style:name="Tabla2.B" style:family="table-column">
      <style:table-column-properties style:column-width="1.39cm"/>
    </style:style>
    <style:style style:name="Tabla2.C" style:family="table-column">
      <style:table-column-properties style:column-width="1.602cm"/>
    </style:style>
    <style:style style:name="Tabla2.D" style:family="table-column">
      <style:table-column-properties style:column-width="11.11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fo:break-before="page" table:align="left"/>
    </style:style>
    <style:style style:name="Tabla6.A" style:family="table-column">
      <style:table-column-properties style:column-width="2.909cm"/>
    </style:style>
    <style:style style:name="Tabla6.B" style:family="table-column">
      <style:table-column-properties style:column-width="1.39cm"/>
    </style:style>
    <style:style style:name="Tabla6.C" style:family="table-column">
      <style:table-column-properties style:column-width="1.602cm"/>
    </style:style>
    <style:style style:name="Tabla6.D" style:family="table-column">
      <style:table-column-properties style:column-width="11.11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fo:break-before="page" table:align="left"/>
    </style:style>
    <style:style style:name="Tabla5.A" style:family="table-column">
      <style:table-column-properties style:column-width="2.909cm"/>
    </style:style>
    <style:style style:name="Tabla5.B" style:family="table-column">
      <style:table-column-properties style:column-width="1.39cm"/>
    </style:style>
    <style:style style:name="Tabla5.C" style:family="table-column">
      <style:table-column-properties style:column-width="1.602cm"/>
    </style:style>
    <style:style style:name="Tabla5.D" style:family="table-column">
      <style:table-column-properties style:column-width="11.113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fo:break-before="page" table:align="margins"/>
    </style:style>
    <style:style style:name="Tabla8.A" style:family="table-column">
      <style:table-column-properties style:column-width="2.91cm" style:rel-column-width="11219*"/>
    </style:style>
    <style:style style:name="Tabla8.B" style:family="table-column">
      <style:table-column-properties style:column-width="1.39cm" style:rel-column-width="5358*"/>
    </style:style>
    <style:style style:name="Tabla8.C" style:family="table-column">
      <style:table-column-properties style:column-width="1.588cm" style:rel-column-width="6119*"/>
    </style:style>
    <style:style style:name="Tabla8.D" style:family="table-column">
      <style:table-column-properties style:column-width="11.113cm" style:rel-column-width="42839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fo:break-before="page" table:align="left"/>
    </style:style>
    <style:style style:name="Tabla4.A" style:family="table-column">
      <style:table-column-properties style:column-width="2.909cm"/>
    </style:style>
    <style:style style:name="Tabla4.B" style:family="table-column">
      <style:table-column-properties style:column-width="1.404cm"/>
    </style:style>
    <style:style style:name="Tabla4.C" style:family="table-column">
      <style:table-column-properties style:column-width="1.588cm"/>
    </style:style>
    <style:style style:name="Tabla4.D" style:family="table-column">
      <style:table-column-properties style:column-width="11.113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D30" style:family="table-cell">
      <style:table-cell-properties fo:padding="0.097cm" fo:border-left="none" fo:border-right="0.05pt solid #000000" fo:border-top="none" fo:border-bottom="0.05pt solid #000000"/>
    </style:style>
    <style:style style:name="Tabla3" style:family="table">
      <style:table-properties style:width="17.013cm" fo:margin-left="0cm" fo:break-before="page" table:align="left"/>
    </style:style>
    <style:style style:name="Tabla3.A" style:family="table-column">
      <style:table-column-properties style:column-width="2.909cm"/>
    </style:style>
    <style:style style:name="Tabla3.B" style:family="table-column">
      <style:table-column-properties style:column-width="1.39cm"/>
    </style:style>
    <style:style style:name="Tabla3.C" style:family="table-column">
      <style:table-column-properties style:column-width="1.602cm"/>
    </style:style>
    <style:style style:name="Tabla3.D" style:family="table-column">
      <style:table-column-properties style:column-width="11.11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fo:break-before="page" table:align="margins"/>
    </style:style>
    <style:style style:name="Tabla7.A" style:family="table-column">
      <style:table-column-properties style:column-width="2.91cm" style:rel-column-width="11219*"/>
    </style:style>
    <style:style style:name="Tabla7.B" style:family="table-column">
      <style:table-column-properties style:column-width="1.39cm" style:rel-column-width="5358*"/>
    </style:style>
    <style:style style:name="Tabla7.C" style:family="table-column">
      <style:table-column-properties style:column-width="1.588cm" style:rel-column-width="6119*"/>
    </style:style>
    <style:style style:name="Tabla7.D" style:family="table-column">
      <style:table-column-properties style:column-width="11.113cm" style:rel-column-width="42839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.39cm" style:rel-column-width="5358*"/>
    </style:style>
    <style:style style:name="Tabla1.C" style:family="table-column">
      <style:table-column-properties style:column-width="1.588cm" style:rel-column-width="6119*"/>
    </style:style>
    <style:style style:name="Tabla1.D" style:family="table-column">
      <style:table-column-properties style:column-width="11.113cm" style:rel-column-width="4283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style:border-line-width-top="0.026cm 0.004cm 0.053cm" style:border-line-width-bottom="0.026cm 0.004cm 0.053cm" fo:padding="0.097cm" fo:border-left="none" fo:border-right="none" fo:border-top="1pt double #000000" fo:border-bottom="1pt double #000000"/>
    </style:style>
    <style:style style:name="Tabla9.A2" style:family="table-cell">
      <style:table-cell-properties fo:padding="0.097cm" fo:border="none"/>
    </style:style>
    <style:style style:name="P1" style:family="paragraph" style:parent-style-name="Standard">
      <style:text-properties officeooo:rsid="00190746" officeooo:paragraph-rsid="00190746"/>
    </style:style>
    <style:style style:name="P2" style:family="paragraph" style:parent-style-name="Standard">
      <style:text-properties officeooo:paragraph-rsid="00198afd"/>
    </style:style>
    <style:style style:name="P3" style:family="paragraph" style:parent-style-name="Standard">
      <style:paragraph-properties fo:text-align="center" style:justify-single-word="false"/>
      <style:text-properties officeooo:rsid="0020d42c" officeooo:paragraph-rsid="0020d42c"/>
    </style:style>
    <style:style style:name="P4" style:family="paragraph" style:parent-style-name="Standard">
      <style:text-properties officeooo:paragraph-rsid="002561cb"/>
    </style:style>
    <style:style style:name="P5" style:family="paragraph" style:parent-style-name="Standard">
      <style:paragraph-properties fo:text-align="center" style:justify-single-word="false"/>
      <style:text-properties officeooo:rsid="002d8d7b" officeooo:paragraph-rsid="002d8d7b"/>
    </style:style>
    <style:style style:name="P6" style:family="paragraph" style:parent-style-name="Standard">
      <style:text-properties officeooo:rsid="002e9ed4" officeooo:paragraph-rsid="002e9ed4"/>
    </style:style>
    <style:style style:name="P7" style:family="paragraph" style:parent-style-name="Standard">
      <style:paragraph-properties fo:text-align="end" style:justify-single-word="false"/>
      <style:text-properties fo:font-size="20pt" officeooo:rsid="00190746" officeooo:paragraph-rsid="00190746" style:font-size-asian="20pt" style:font-size-complex="20pt"/>
    </style:style>
    <style:style style:name="P8" style:family="paragraph" style:parent-style-name="Standard">
      <style:text-properties fo:font-size="36pt" fo:font-weight="bold" officeooo:rsid="00190746" officeooo:paragraph-rsid="00190746" style:font-size-asian="36pt" style:font-weight-asian="bold" style:font-size-complex="36pt" style:font-weight-complex="bold"/>
    </style:style>
    <style:style style:name="P9" style:family="paragraph" style:parent-style-name="Standard">
      <style:text-properties officeooo:paragraph-rsid="003df37e"/>
    </style:style>
    <style:style style:name="P10" style:family="paragraph" style:parent-style-name="Table_20_Contents">
      <style:paragraph-properties fo:text-align="center" style:justify-single-word="false"/>
      <style:text-properties officeooo:rsid="00190746" officeooo:paragraph-rsid="00198afd"/>
    </style:style>
    <style:style style:name="P11" style:family="paragraph" style:parent-style-name="Table_20_Contents">
      <style:paragraph-properties fo:text-align="center" style:justify-single-word="false"/>
      <style:text-properties officeooo:rsid="00190746" officeooo:paragraph-rsid="002561cb"/>
    </style:style>
    <style:style style:name="P12" style:family="paragraph" style:parent-style-name="Table_20_Contents">
      <style:paragraph-properties fo:text-align="center" style:justify-single-word="false"/>
      <style:text-properties officeooo:rsid="00190746" officeooo:paragraph-rsid="003df37e"/>
    </style:style>
    <style:style style:name="P13" style:family="paragraph" style:parent-style-name="Table_20_Contents">
      <style:text-properties officeooo:rsid="00190746" officeooo:paragraph-rsid="00198afd"/>
    </style:style>
    <style:style style:name="P14" style:family="paragraph" style:parent-style-name="Table_20_Contents">
      <style:text-properties officeooo:rsid="00190746" officeooo:paragraph-rsid="002561cb"/>
    </style:style>
    <style:style style:name="P15" style:family="paragraph" style:parent-style-name="Table_20_Contents">
      <style:text-properties officeooo:rsid="00190746" officeooo:paragraph-rsid="003df37e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190746" officeooo:paragraph-rsid="00198afd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0190746" officeooo:paragraph-rsid="002561cb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190746" officeooo:paragraph-rsid="003df37e" style:font-weight-asian="bold" style:font-weight-complex="bold"/>
    </style:style>
    <style:style style:name="P19" style:family="paragraph" style:parent-style-name="Table_20_Contents">
      <style:text-properties fo:font-weight="bold" officeooo:rsid="00190746" officeooo:paragraph-rsid="00198afd" style:font-weight-asian="bold" style:font-weight-complex="bold"/>
    </style:style>
    <style:style style:name="P20" style:family="paragraph" style:parent-style-name="Table_20_Contents">
      <style:text-properties fo:font-weight="bold" officeooo:rsid="00190746" officeooo:paragraph-rsid="002561cb" style:font-weight-asian="bold" style:font-weight-complex="bold"/>
    </style:style>
    <style:style style:name="P21" style:family="paragraph" style:parent-style-name="Table_20_Contents">
      <style:text-properties fo:font-weight="bold" officeooo:rsid="00190746" officeooo:paragraph-rsid="003df37e" style:font-weight-asian="bold" style:font-weight-complex="bold"/>
    </style:style>
    <style:style style:name="P22" style:family="paragraph" style:parent-style-name="Table_20_Contents">
      <style:text-properties fo:font-weight="bold" officeooo:rsid="00198afd" officeooo:paragraph-rsid="00198afd" style:font-weight-asian="bold" style:font-weight-complex="bold"/>
    </style:style>
    <style:style style:name="P23" style:family="paragraph" style:parent-style-name="Table_20_Contents">
      <style:text-properties fo:font-weight="bold" officeooo:rsid="00198afd" officeooo:paragraph-rsid="003df37e" style:font-weight-asian="bold" style:font-weight-complex="bold"/>
    </style:style>
    <style:style style:name="P24" style:family="paragraph" style:parent-style-name="Table_20_Contents">
      <style:text-properties fo:font-weight="bold" officeooo:rsid="002561cb" officeooo:paragraph-rsid="002561cb" style:font-weight-asian="bold" style:font-weight-complex="bold"/>
    </style:style>
    <style:style style:name="P25" style:family="paragraph" style:parent-style-name="Table_20_Contents">
      <style:text-properties officeooo:paragraph-rsid="00198afd"/>
    </style:style>
    <style:style style:name="P26" style:family="paragraph" style:parent-style-name="Table_20_Contents">
      <style:text-properties officeooo:rsid="0019fc46" officeooo:paragraph-rsid="0019fc46"/>
    </style:style>
    <style:style style:name="P27" style:family="paragraph" style:parent-style-name="Table_20_Contents">
      <style:text-properties officeooo:rsid="0019fc46" officeooo:paragraph-rsid="001c9011"/>
    </style:style>
    <style:style style:name="P28" style:family="paragraph" style:parent-style-name="Table_20_Contents">
      <style:text-properties officeooo:rsid="0019fc46" officeooo:paragraph-rsid="001e3060"/>
    </style:style>
    <style:style style:name="P29" style:family="paragraph" style:parent-style-name="Table_20_Contents">
      <style:text-properties officeooo:rsid="0019fc46" officeooo:paragraph-rsid="0020bb17"/>
    </style:style>
    <style:style style:name="P30" style:family="paragraph" style:parent-style-name="Table_20_Contents">
      <style:text-properties officeooo:rsid="0019fc46" officeooo:paragraph-rsid="002561cb"/>
    </style:style>
    <style:style style:name="P31" style:family="paragraph" style:parent-style-name="Table_20_Contents">
      <style:text-properties officeooo:rsid="0019fc46" officeooo:paragraph-rsid="002a524a"/>
    </style:style>
    <style:style style:name="P32" style:family="paragraph" style:parent-style-name="Table_20_Contents">
      <style:text-properties officeooo:rsid="0019fc46" officeooo:paragraph-rsid="002be96c"/>
    </style:style>
    <style:style style:name="P33" style:family="paragraph" style:parent-style-name="Table_20_Contents">
      <style:text-properties officeooo:rsid="0019fc46" officeooo:paragraph-rsid="0031a95f"/>
    </style:style>
    <style:style style:name="P34" style:family="paragraph" style:parent-style-name="Table_20_Contents">
      <style:text-properties officeooo:rsid="0019fc46" officeooo:paragraph-rsid="003df37e"/>
    </style:style>
    <style:style style:name="P35" style:family="paragraph" style:parent-style-name="Table_20_Contents">
      <style:text-properties officeooo:rsid="001bbd3a" officeooo:paragraph-rsid="001bbd3a"/>
    </style:style>
    <style:style style:name="P36" style:family="paragraph" style:parent-style-name="Table_20_Contents">
      <style:paragraph-properties fo:text-align="center" style:justify-single-word="false"/>
      <style:text-properties officeooo:rsid="001bbd3a" officeooo:paragraph-rsid="001bbd3a"/>
    </style:style>
    <style:style style:name="P37" style:family="paragraph" style:parent-style-name="Table_20_Contents">
      <style:text-properties officeooo:rsid="001bea51" officeooo:paragraph-rsid="001bea51"/>
    </style:style>
    <style:style style:name="P38" style:family="paragraph" style:parent-style-name="Table_20_Contents">
      <style:text-properties officeooo:rsid="001bea51" officeooo:paragraph-rsid="002270e3"/>
    </style:style>
    <style:style style:name="P39" style:family="paragraph" style:parent-style-name="Table_20_Contents">
      <style:text-properties officeooo:rsid="001bea51" officeooo:paragraph-rsid="0023ad1f"/>
    </style:style>
    <style:style style:name="P40" style:family="paragraph" style:parent-style-name="Table_20_Contents">
      <style:text-properties officeooo:rsid="001bea51" officeooo:paragraph-rsid="002be96c"/>
    </style:style>
    <style:style style:name="P41" style:family="paragraph" style:parent-style-name="Table_20_Contents">
      <style:text-properties officeooo:rsid="001e3060" officeooo:paragraph-rsid="001e3060"/>
    </style:style>
    <style:style style:name="P42" style:family="paragraph" style:parent-style-name="Table_20_Contents">
      <style:paragraph-properties fo:text-align="center" style:justify-single-word="false"/>
      <style:text-properties officeooo:rsid="001e3060" officeooo:paragraph-rsid="001e3060"/>
    </style:style>
    <style:style style:name="P43" style:family="paragraph" style:parent-style-name="Table_20_Contents">
      <style:text-properties officeooo:rsid="001e3060" officeooo:paragraph-rsid="001eb4d8"/>
    </style:style>
    <style:style style:name="P44" style:family="paragraph" style:parent-style-name="Table_20_Contents">
      <style:text-properties officeooo:rsid="001eb4d8" officeooo:paragraph-rsid="001eb4d8"/>
    </style:style>
    <style:style style:name="P45" style:family="paragraph" style:parent-style-name="Table_20_Contents">
      <style:paragraph-properties fo:text-align="center" style:justify-single-word="false"/>
      <style:text-properties officeooo:rsid="001eb4d8" officeooo:paragraph-rsid="001eb4d8"/>
    </style:style>
    <style:style style:name="P46" style:family="paragraph" style:parent-style-name="Table_20_Contents">
      <style:paragraph-properties fo:text-align="center" style:justify-single-word="false"/>
      <style:text-properties officeooo:rsid="001f74f3" officeooo:paragraph-rsid="001f74f3"/>
    </style:style>
    <style:style style:name="P47" style:family="paragraph" style:parent-style-name="Table_20_Contents">
      <style:text-properties officeooo:rsid="001f74f3" officeooo:paragraph-rsid="001f74f3"/>
    </style:style>
    <style:style style:name="P48" style:family="paragraph" style:parent-style-name="Table_20_Contents">
      <style:text-properties officeooo:paragraph-rsid="002561cb"/>
    </style:style>
    <style:style style:name="P49" style:family="paragraph" style:parent-style-name="Table_20_Contents">
      <style:text-properties officeooo:rsid="00198afd" officeooo:paragraph-rsid="00198afd"/>
    </style:style>
    <style:style style:name="P50" style:family="paragraph" style:parent-style-name="Table_20_Contents">
      <style:text-properties officeooo:rsid="00198afd" officeooo:paragraph-rsid="001c9011"/>
    </style:style>
    <style:style style:name="P51" style:family="paragraph" style:parent-style-name="Table_20_Contents">
      <style:text-properties officeooo:rsid="00198afd" officeooo:paragraph-rsid="002561cb"/>
    </style:style>
    <style:style style:name="P52" style:family="paragraph" style:parent-style-name="Table_20_Contents">
      <style:text-properties officeooo:rsid="00198afd" officeooo:paragraph-rsid="003df37e"/>
    </style:style>
    <style:style style:name="P53" style:family="paragraph" style:parent-style-name="Table_20_Contents">
      <style:text-properties officeooo:rsid="0020bb17" officeooo:paragraph-rsid="0020bb17"/>
    </style:style>
    <style:style style:name="P54" style:family="paragraph" style:parent-style-name="Table_20_Contents">
      <style:paragraph-properties fo:text-align="center" style:justify-single-word="false"/>
      <style:text-properties officeooo:rsid="0020bb17" officeooo:paragraph-rsid="0020bb17"/>
    </style:style>
    <style:style style:name="P55" style:family="paragraph" style:parent-style-name="Table_20_Contents">
      <style:text-properties officeooo:rsid="0020bb17" officeooo:paragraph-rsid="002745b9"/>
    </style:style>
    <style:style style:name="P56" style:family="paragraph" style:parent-style-name="Table_20_Contents">
      <style:text-properties officeooo:rsid="0020bb17" officeooo:paragraph-rsid="0020d42c"/>
    </style:style>
    <style:style style:name="P57" style:family="paragraph" style:parent-style-name="Table_20_Contents">
      <style:text-properties officeooo:rsid="0020d42c" officeooo:paragraph-rsid="0020d42c"/>
    </style:style>
    <style:style style:name="P58" style:family="paragraph" style:parent-style-name="Table_20_Contents">
      <style:paragraph-properties fo:text-align="center" style:justify-single-word="false"/>
      <style:text-properties officeooo:rsid="0020d42c" officeooo:paragraph-rsid="0020d42c"/>
    </style:style>
    <style:style style:name="P59" style:family="paragraph" style:parent-style-name="Table_20_Contents">
      <style:text-properties officeooo:rsid="0020d42c" officeooo:paragraph-rsid="00293a4d"/>
    </style:style>
    <style:style style:name="P60" style:family="paragraph" style:parent-style-name="Table_20_Contents">
      <style:text-properties officeooo:rsid="002270e3" officeooo:paragraph-rsid="002270e3"/>
    </style:style>
    <style:style style:name="P61" style:family="paragraph" style:parent-style-name="Table_20_Contents">
      <style:paragraph-properties fo:text-align="center" style:justify-single-word="false"/>
      <style:text-properties officeooo:rsid="002270e3" officeooo:paragraph-rsid="002270e3"/>
    </style:style>
    <style:style style:name="P62" style:family="paragraph" style:parent-style-name="Table_20_Contents">
      <style:text-properties officeooo:rsid="0023ad1f" officeooo:paragraph-rsid="0023ad1f"/>
    </style:style>
    <style:style style:name="P63" style:family="paragraph" style:parent-style-name="Table_20_Contents">
      <style:paragraph-properties fo:text-align="center" style:justify-single-word="false"/>
      <style:text-properties officeooo:rsid="0023ad1f" officeooo:paragraph-rsid="0023ad1f"/>
    </style:style>
    <style:style style:name="P64" style:family="paragraph" style:parent-style-name="Table_20_Contents">
      <style:text-properties officeooo:rsid="0023ad1f" officeooo:paragraph-rsid="002be96c"/>
    </style:style>
    <style:style style:name="P65" style:family="paragraph" style:parent-style-name="Table_20_Contents">
      <style:text-properties officeooo:rsid="002561cb" officeooo:paragraph-rsid="002561cb"/>
    </style:style>
    <style:style style:name="P66" style:family="paragraph" style:parent-style-name="Table_20_Contents">
      <style:paragraph-properties fo:text-align="center" style:justify-single-word="false"/>
      <style:text-properties officeooo:rsid="002561cb" officeooo:paragraph-rsid="002561cb"/>
    </style:style>
    <style:style style:name="P67" style:family="paragraph" style:parent-style-name="Table_20_Contents">
      <style:paragraph-properties fo:text-align="center" style:justify-single-word="false"/>
      <style:text-properties officeooo:rsid="002745b9" officeooo:paragraph-rsid="002745b9"/>
    </style:style>
    <style:style style:name="P68" style:family="paragraph" style:parent-style-name="Table_20_Contents">
      <style:paragraph-properties fo:text-align="center" style:justify-single-word="false"/>
      <style:text-properties officeooo:rsid="00293a4d" officeooo:paragraph-rsid="00293a4d"/>
    </style:style>
    <style:style style:name="P69" style:family="paragraph" style:parent-style-name="Table_20_Contents">
      <style:text-properties officeooo:rsid="00293a4d" officeooo:paragraph-rsid="00293a4d"/>
    </style:style>
    <style:style style:name="P70" style:family="paragraph" style:parent-style-name="Table_20_Contents">
      <style:paragraph-properties fo:text-align="center" style:justify-single-word="false"/>
      <style:text-properties officeooo:rsid="002a524a" officeooo:paragraph-rsid="002a524a"/>
    </style:style>
    <style:style style:name="P71" style:family="paragraph" style:parent-style-name="Table_20_Contents">
      <style:text-properties officeooo:rsid="002a524a" officeooo:paragraph-rsid="002a524a"/>
    </style:style>
    <style:style style:name="P72" style:family="paragraph" style:parent-style-name="Table_20_Contents">
      <style:paragraph-properties fo:text-align="center" style:justify-single-word="false"/>
      <style:text-properties officeooo:rsid="002be96c" officeooo:paragraph-rsid="002be96c"/>
    </style:style>
    <style:style style:name="P73" style:family="paragraph" style:parent-style-name="Table_20_Contents">
      <style:text-properties officeooo:rsid="002be96c" officeooo:paragraph-rsid="002be96c"/>
    </style:style>
    <style:style style:name="P74" style:family="paragraph" style:parent-style-name="Table_20_Contents">
      <style:text-properties fo:font-style="normal" officeooo:rsid="002e9ed4" officeooo:paragraph-rsid="002e9ed4" style:font-style-asian="normal" style:font-style-complex="normal"/>
    </style:style>
    <style:style style:name="P75" style:family="paragraph" style:parent-style-name="Table_20_Contents">
      <style:text-properties officeooo:rsid="002ffc83" officeooo:paragraph-rsid="002ffc83"/>
    </style:style>
    <style:style style:name="P76" style:family="paragraph" style:parent-style-name="Table_20_Contents">
      <style:paragraph-properties fo:text-align="center" style:justify-single-word="false"/>
      <style:text-properties officeooo:rsid="002ffc83" officeooo:paragraph-rsid="002ffc83"/>
    </style:style>
    <style:style style:name="P77" style:family="paragraph" style:parent-style-name="Table_20_Contents">
      <style:paragraph-properties fo:text-align="center" style:justify-single-word="false"/>
      <style:text-properties officeooo:rsid="002d8d7b" officeooo:paragraph-rsid="002d8d7b"/>
    </style:style>
    <style:style style:name="P78" style:family="paragraph" style:parent-style-name="Table_20_Contents">
      <style:text-properties officeooo:rsid="002d8d7b" officeooo:paragraph-rsid="002d8d7b"/>
    </style:style>
    <style:style style:name="P79" style:family="paragraph" style:parent-style-name="Table_20_Contents">
      <style:text-properties officeooo:rsid="002d8d7b" officeooo:paragraph-rsid="002e9ed4"/>
    </style:style>
    <style:style style:name="P80" style:family="paragraph" style:parent-style-name="Table_20_Contents">
      <style:text-properties officeooo:rsid="002e9ed4" officeooo:paragraph-rsid="002e9ed4"/>
    </style:style>
    <style:style style:name="P81" style:family="paragraph" style:parent-style-name="Table_20_Contents">
      <style:text-properties officeooo:rsid="0031a95f" officeooo:paragraph-rsid="0031a95f"/>
    </style:style>
    <style:style style:name="P82" style:family="paragraph" style:parent-style-name="Table_20_Contents">
      <style:text-properties officeooo:rsid="0031a95f" officeooo:paragraph-rsid="0032a5b7"/>
    </style:style>
    <style:style style:name="P83" style:family="paragraph" style:parent-style-name="Table_20_Contents">
      <style:text-properties officeooo:rsid="0031a95f" officeooo:paragraph-rsid="003df37e"/>
    </style:style>
    <style:style style:name="P84" style:family="paragraph" style:parent-style-name="Table_20_Contents">
      <style:text-properties officeooo:rsid="0032a5b7" officeooo:paragraph-rsid="0032a5b7"/>
    </style:style>
    <style:style style:name="P85" style:family="paragraph" style:parent-style-name="Table_20_Contents">
      <style:text-properties officeooo:paragraph-rsid="003df37e"/>
    </style:style>
    <style:style style:name="P86" style:family="paragraph" style:parent-style-name="Table_20_Contents">
      <style:paragraph-properties fo:text-align="center" style:justify-single-word="false"/>
      <style:text-properties officeooo:rsid="003f5968" officeooo:paragraph-rsid="003f5968"/>
    </style:style>
    <style:style style:name="P87" style:family="paragraph" style:parent-style-name="Table_20_Contents">
      <style:text-properties officeooo:rsid="003f5968" officeooo:paragraph-rsid="003f5968"/>
    </style:style>
    <style:style style:name="P88" style:family="paragraph" style:parent-style-name="Standard">
      <style:text-properties fo:font-size="36pt" fo:font-weight="bold" officeooo:rsid="00190746" officeooo:paragraph-rsid="004340f1" style:font-size-asian="36pt" style:font-weight-asian="bold" style:font-size-complex="36pt" style:font-weight-complex="bold"/>
    </style:style>
    <style:style style:name="P89" style:family="paragraph" style:parent-style-name="Standard">
      <style:paragraph-properties fo:text-align="end" style:justify-single-word="false"/>
      <style:text-properties officeooo:rsid="00190746" officeooo:paragraph-rsid="00190746"/>
    </style:style>
    <style:style style:name="P90" style:family="paragraph" style:parent-style-name="Standard">
      <style:paragraph-properties fo:text-align="end" style:justify-single-word="false"/>
      <style:text-properties fo:font-size="20pt" officeooo:rsid="00190746" officeooo:paragraph-rsid="004340f1" style:font-size-asian="20pt" style:font-size-complex="20pt"/>
    </style:style>
    <style:style style:name="P91" style:family="paragraph" style:parent-style-name="Standard">
      <style:paragraph-properties fo:break-before="page"/>
      <style:text-properties fo:font-size="36pt" fo:font-weight="bold" officeooo:rsid="00190746" officeooo:paragraph-rsid="00190746" style:font-size-asian="36pt" style:font-weight-asian="bold" style:font-size-complex="36pt" style:font-weight-complex="bold"/>
    </style:style>
    <style:style style:name="P92" style:family="paragraph" style:parent-style-name="Table_20_Contents" style:list-style-name="L1">
      <style:text-properties officeooo:paragraph-rsid="00198afd"/>
    </style:style>
    <style:style style:name="P93" style:family="paragraph" style:parent-style-name="Table_20_Contents" style:list-style-name="L1">
      <style:text-properties officeooo:paragraph-rsid="002561cb"/>
    </style:style>
    <style:style style:name="P94" style:family="paragraph" style:parent-style-name="Table_20_Contents" style:list-style-name="L1">
      <style:text-properties officeooo:rsid="001c9011" officeooo:paragraph-rsid="001c9011"/>
    </style:style>
    <style:style style:name="P95" style:family="paragraph" style:parent-style-name="Table_20_Contents" style:list-style-name="L1">
      <style:text-properties officeooo:rsid="0020bb17" officeooo:paragraph-rsid="0020bb17"/>
    </style:style>
    <style:style style:name="P96" style:family="paragraph" style:parent-style-name="Table_20_Contents" style:list-style-name="L1">
      <style:text-properties officeooo:rsid="0020bb17" officeooo:paragraph-rsid="002745b9"/>
    </style:style>
    <style:style style:name="P97" style:family="paragraph" style:parent-style-name="Table_20_Contents" style:list-style-name="L1">
      <style:text-properties officeooo:rsid="002a524a" officeooo:paragraph-rsid="002a524a"/>
    </style:style>
    <style:style style:name="P98" style:family="paragraph" style:parent-style-name="Table_20_Contents" style:list-style-name="L1">
      <style:text-properties officeooo:rsid="002561cb" officeooo:paragraph-rsid="002be96c"/>
    </style:style>
    <style:style style:name="P99" style:family="paragraph" style:parent-style-name="Table_20_Contents" style:list-style-name="L1">
      <style:text-properties officeooo:rsid="002561cb" officeooo:paragraph-rsid="0031a95f"/>
    </style:style>
    <style:style style:name="P100" style:family="paragraph" style:parent-style-name="Table_20_Contents" style:list-style-name="L1">
      <style:text-properties officeooo:rsid="002be96c" officeooo:paragraph-rsid="002be96c"/>
    </style:style>
    <style:style style:name="P101" style:family="paragraph" style:parent-style-name="Table_20_Contents" style:list-style-name="L1">
      <style:text-properties fo:font-style="normal" officeooo:rsid="002d8d7b" officeooo:paragraph-rsid="002d8d7b" style:font-style-asian="normal" style:font-style-complex="normal"/>
    </style:style>
    <style:style style:name="P102" style:family="paragraph" style:parent-style-name="Table_20_Contents" style:list-style-name="L1">
      <style:text-properties officeooo:rsid="0031a95f" officeooo:paragraph-rsid="0031a95f"/>
    </style:style>
    <style:style style:name="P103" style:family="paragraph" style:parent-style-name="Table_20_Contents" style:list-style-name="L1">
      <style:text-properties fo:font-weight="normal" officeooo:rsid="00190746" officeooo:paragraph-rsid="003df37e" style:font-weight-asian="normal" style:font-weight-complex="normal"/>
    </style:style>
    <style:style style:name="P104" style:family="paragraph" style:parent-style-name="Table_20_Contents">
      <style:text-properties fo:font-size="36pt" style:font-size-asian="36pt" style:font-size-complex="36pt"/>
    </style:style>
    <style:style style:name="T1" style:family="text">
      <style:text-properties officeooo:rsid="0019fc4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9011" style:font-style-asian="italic" style:font-style-complex="italic"/>
    </style:style>
    <style:style style:name="T4" style:family="text">
      <style:text-properties fo:font-style="italic" officeooo:rsid="001e3060" style:font-style-asian="italic" style:font-style-complex="italic"/>
    </style:style>
    <style:style style:name="T5" style:family="text">
      <style:text-properties fo:font-style="italic" officeooo:rsid="0020bb17" style:font-style-asian="italic" style:font-style-complex="italic"/>
    </style:style>
    <style:style style:name="T6" style:family="text">
      <style:text-properties fo:font-style="italic" officeooo:rsid="002270e3" style:font-style-asian="italic" style:font-style-complex="italic"/>
    </style:style>
    <style:style style:name="T7" style:family="text">
      <style:text-properties fo:font-style="italic" officeooo:rsid="0023ad1f" style:font-style-asian="italic" style:font-style-complex="italic"/>
    </style:style>
    <style:style style:name="T8" style:family="text">
      <style:text-properties fo:font-style="italic" officeooo:rsid="002561cb" style:font-style-asian="italic" style:font-style-complex="italic"/>
    </style:style>
    <style:style style:name="T9" style:family="text">
      <style:text-properties fo:font-style="italic" officeooo:rsid="002745b9" style:font-style-asian="italic" style:font-style-complex="italic"/>
    </style:style>
    <style:style style:name="T10" style:family="text">
      <style:text-properties fo:font-style="italic" officeooo:rsid="00293a4d" style:font-style-asian="italic" style:font-style-complex="italic"/>
    </style:style>
    <style:style style:name="T11" style:family="text">
      <style:text-properties fo:font-style="italic" officeooo:rsid="002be96c" style:font-style-asian="italic" style:font-style-complex="italic"/>
    </style:style>
    <style:style style:name="T12" style:family="text">
      <style:text-properties fo:font-style="italic" officeooo:rsid="002e9ed4" style:font-style-asian="italic" style:font-style-complex="italic"/>
    </style:style>
    <style:style style:name="T13" style:family="text">
      <style:text-properties fo:font-style="italic" officeooo:rsid="0031a95f" style:font-style-asian="italic" style:font-style-complex="italic"/>
    </style:style>
    <style:style style:name="T14" style:family="text">
      <style:text-properties fo:font-style="italic" officeooo:rsid="0032a5b7" style:font-style-asian="italic" style:font-style-complex="italic"/>
    </style:style>
    <style:style style:name="T15" style:family="text">
      <style:text-properties fo:font-style="italic" officeooo:rsid="003820c9" style:font-style-asian="italic" style:font-style-complex="italic"/>
    </style:style>
    <style:style style:name="T16" style:family="text">
      <style:text-properties fo:font-style="italic" officeooo:rsid="003981bd" style:font-style-asian="italic" style:font-style-complex="italic"/>
    </style:style>
    <style:style style:name="T17" style:family="text">
      <style:text-properties fo:font-style="italic" officeooo:rsid="003b1f5a" style:font-style-asian="italic" style:font-style-complex="italic"/>
    </style:style>
    <style:style style:name="T18" style:family="text">
      <style:text-properties fo:font-style="italic" officeooo:rsid="003cf16b" style:font-style-asian="italic" style:font-style-complex="italic"/>
    </style:style>
    <style:style style:name="T19" style:family="text">
      <style:text-properties fo:font-style="italic" officeooo:rsid="003df37e" style:font-style-asian="italic" style:font-style-complex="italic"/>
    </style:style>
    <style:style style:name="T20" style:family="text">
      <style:text-properties fo:font-style="italic" officeooo:rsid="003f5968" style:font-style-asian="italic" style:font-style-complex="italic"/>
    </style:style>
    <style:style style:name="T21" style:family="text">
      <style:text-properties fo:font-style="italic" officeooo:rsid="0040b234" style:font-style-asian="italic" style:font-style-complex="italic"/>
    </style:style>
    <style:style style:name="T22" style:family="text">
      <style:text-properties fo:font-style="italic" fo:font-weight="normal" officeooo:rsid="00190746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2745b9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561cb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198afd" style:font-style-asian="italic" style:font-weight-asian="normal" style:font-style-complex="italic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1c9011" style:font-style-asian="normal" style:font-style-complex="normal"/>
    </style:style>
    <style:style style:name="T28" style:family="text">
      <style:text-properties fo:font-style="normal" officeooo:rsid="001e3060" style:font-style-asian="normal" style:font-style-complex="normal"/>
    </style:style>
    <style:style style:name="T29" style:family="text">
      <style:text-properties fo:font-style="normal" officeooo:rsid="001eb4d8" style:font-style-asian="normal" style:font-style-complex="normal"/>
    </style:style>
    <style:style style:name="T30" style:family="text">
      <style:text-properties fo:font-style="normal" officeooo:rsid="002270e3" style:font-style-asian="normal" style:font-style-complex="normal"/>
    </style:style>
    <style:style style:name="T31" style:family="text">
      <style:text-properties fo:font-style="normal" officeooo:rsid="0023ad1f" style:font-style-asian="normal" style:font-style-complex="normal"/>
    </style:style>
    <style:style style:name="T32" style:family="text">
      <style:text-properties fo:font-style="normal" officeooo:rsid="002561cb" style:font-style-asian="normal" style:font-style-complex="normal"/>
    </style:style>
    <style:style style:name="T33" style:family="text">
      <style:text-properties fo:font-style="normal" officeooo:rsid="002745b9" style:font-style-asian="normal" style:font-style-complex="normal"/>
    </style:style>
    <style:style style:name="T34" style:family="text">
      <style:text-properties fo:font-style="normal" officeooo:rsid="00293a4d" style:font-style-asian="normal" style:font-style-complex="normal"/>
    </style:style>
    <style:style style:name="T35" style:family="text">
      <style:text-properties fo:font-style="normal" officeooo:rsid="002a524a" style:font-style-asian="normal" style:font-style-complex="normal"/>
    </style:style>
    <style:style style:name="T36" style:family="text">
      <style:text-properties fo:font-style="normal" officeooo:rsid="002be96c" style:font-style-asian="normal" style:font-style-complex="normal"/>
    </style:style>
    <style:style style:name="T37" style:family="text">
      <style:text-properties fo:font-style="normal" officeooo:rsid="002e9ed4" style:font-style-asian="normal" style:font-style-complex="normal"/>
    </style:style>
    <style:style style:name="T38" style:family="text">
      <style:text-properties fo:font-style="normal" officeooo:rsid="0032a5b7" style:font-style-asian="normal" style:font-style-complex="normal"/>
    </style:style>
    <style:style style:name="T39" style:family="text">
      <style:text-properties fo:font-style="normal" officeooo:rsid="003820c9" style:font-style-asian="normal" style:font-style-complex="normal"/>
    </style:style>
    <style:style style:name="T40" style:family="text">
      <style:text-properties fo:font-style="normal" officeooo:rsid="003894e3" style:font-style-asian="normal" style:font-style-complex="normal"/>
    </style:style>
    <style:style style:name="T41" style:family="text">
      <style:text-properties fo:font-style="normal" officeooo:rsid="003981bd" style:font-style-asian="normal" style:font-style-complex="normal"/>
    </style:style>
    <style:style style:name="T42" style:family="text">
      <style:text-properties fo:font-style="normal" officeooo:rsid="003df37e" style:font-style-asian="normal" style:font-style-complex="normal"/>
    </style:style>
    <style:style style:name="T43" style:family="text">
      <style:text-properties fo:font-style="normal" officeooo:rsid="003f5968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90746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0d42c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745b9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a524a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be96c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1a95f" style:font-style-asian="normal" style:font-weight-asian="normal" style:font-style-complex="normal" style:font-weight-complex="normal"/>
    </style:style>
    <style:style style:name="T51" style:family="text">
      <style:text-properties officeooo:rsid="001bea51"/>
    </style:style>
    <style:style style:name="T52" style:family="text">
      <style:text-properties officeooo:rsid="001c9011"/>
    </style:style>
    <style:style style:name="T53" style:family="text">
      <style:text-properties officeooo:rsid="001e3060"/>
    </style:style>
    <style:style style:name="T54" style:family="text">
      <style:text-properties officeooo:rsid="001eb4d8"/>
    </style:style>
    <style:style style:name="T55" style:family="text">
      <style:text-properties officeooo:rsid="0020d42c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190746" style:font-weight-asian="normal" style:font-weight-complex="normal"/>
    </style:style>
    <style:style style:name="T58" style:family="text">
      <style:text-properties fo:font-weight="normal" officeooo:rsid="00198afd" style:font-weight-asian="normal" style:font-weight-complex="normal"/>
    </style:style>
    <style:style style:name="T59" style:family="text">
      <style:text-properties fo:font-weight="normal" officeooo:rsid="002a524a" style:font-weight-asian="normal" style:font-weight-complex="normal"/>
    </style:style>
    <style:style style:name="T60" style:family="text">
      <style:text-properties officeooo:rsid="002270e3"/>
    </style:style>
    <style:style style:name="T61" style:family="text">
      <style:text-properties officeooo:rsid="0023ad1f"/>
    </style:style>
    <style:style style:name="T62" style:family="text">
      <style:text-properties officeooo:rsid="002561cb"/>
    </style:style>
    <style:style style:name="T63" style:family="text">
      <style:text-properties officeooo:rsid="00293a4d"/>
    </style:style>
    <style:style style:name="T64" style:family="text">
      <style:text-properties officeooo:rsid="002a524a"/>
    </style:style>
    <style:style style:name="T65" style:family="text">
      <style:text-properties officeooo:rsid="002be96c"/>
    </style:style>
    <style:style style:name="T66" style:family="text">
      <style:text-properties officeooo:rsid="002d8d7b"/>
    </style:style>
    <style:style style:name="T67" style:family="text">
      <style:text-properties officeooo:rsid="002ffc83"/>
    </style:style>
    <style:style style:name="T68" style:family="text">
      <style:text-properties officeooo:rsid="0031a95f"/>
    </style:style>
    <style:style style:name="T69" style:family="text">
      <style:text-properties officeooo:rsid="0036155b"/>
    </style:style>
    <style:style style:name="T70" style:family="text">
      <style:text-properties officeooo:rsid="003df3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/>
      <table:table table:name="Tabla9" table:style-name="Tabla9">
        <table:table-column table:style-name="Tabla9.A"/>
        <table:table-row>
          <table:table-cell table:style-name="Tabla9.A1" office:value-type="string">
            <text:p text:style-name="P88">CASOS DE USO: UAVCommander</text:p>
          </table:table-cell>
        </table:table-row>
        <table:table-row>
          <table:table-cell table:style-name="Tabla9.A2" office:value-type="string">
            <text:p text:style-name="P104"/>
            <text:p text:style-name="P104"/>
            <text:p text:style-name="P90">Versión 1.0</text:p>
            <text:p text:style-name="P90">Pedro Arias Pérez</text:p>
          </table:table-cell>
        </table:table-row>
      </table:table>
      <text:p text:style-name="P8"/>
      <text:p text:style-name="P1"/>
      <text:p text:style-name="P1"/>
      <text:p text:style-name="P1"/>
      <text:p text:style-name="P1"/>
      <text:p text:style-name="P8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22">CU-01</text:p>
          </table:table-cell>
          <table:table-cell table:style-name="Tabla2.B1" table:number-columns-spanned="3" office:value-type="string">
            <text:p text:style-name="P22">Caracterización de una aeronave y su carga de pago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9">Versión</text:p>
          </table:table-cell>
          <table:table-cell table:style-name="Tabla2.B2" table:number-columns-spanned="3" office:value-type="string">
            <text:p text:style-name="P49">v1.0 - 25/01/2020 - Pedro Arias Pérez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9">Dependencias</text:p>
          </table:table-cell>
          <table:table-cell table:style-name="Tabla2.B2" table:number-columns-spanned="3" office:value-type="string">
            <text:list xml:id="list1771289111" text:style-name="L1">
              <text:list-item>
                <text:p text:style-name="P92"/>
              </text:list-item>
            </text:list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9">Descripción</text:p>
          </table:table-cell>
          <table:table-cell table:style-name="Tabla2.B2" table:number-columns-spanned="3" office:value-type="string">
            <text:p text:style-name="P26">La aplicación deberá comportarse como se describe en el caso de uso cuando <text:span text:style-name="T2">el operario introduzca los parámetros de caracterización de la aeronave y su carga de pago.</text:span>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9">Precondición</text:p>
          </table:table-cell>
          <table:table-cell table:style-name="Tabla2.B2" table:number-columns-spanned="3" office:value-type="string">
            <text:p text:style-name="P26">La aplicación debe estar <text:span text:style-name="T52">abierta y </text:span>en ejecución<text:span text:style-name="T26">.</text:span></text:p>
          </table:table-cell>
          <table:covered-table-cell/>
          <table:covered-table-cell/>
        </table:table-row>
        <table:table-row>
          <table:table-cell table:style-name="Tabla2.A2" table:number-rows-spanned="10" office:value-type="string">
            <text:p text:style-name="P19">Secuencia normal</text:p>
          </table:table-cell>
          <table:table-cell table:style-name="Tabla2.A2" office:value-type="string">
            <text:p text:style-name="P19">Paso</text:p>
          </table:table-cell>
          <table:table-cell table:style-name="Tabla2.B2" table:number-columns-spanned="2" office:value-type="string">
            <text:p text:style-name="P19">Acción</text:p>
          </table:table-cell>
          <table:covered-table-cell/>
        </table:table-row>
        <table:table-row>
          <table:covered-table-cell/>
          <table:table-cell table:style-name="Tabla2.A2" office:value-type="string">
            <text:p text:style-name="P10">1</text:p>
          </table:table-cell>
          <table:table-cell table:style-name="Tabla2.B2" table:number-columns-spanned="2" office:value-type="string">
            <text:p text:style-name="P26">El operario pincha sobre <text:span text:style-name="T2">Setup</text:span><text:span text:style-name="T26"> para desplegar dicha pestaña.</text:span></text:p>
          </table:table-cell>
          <table:covered-table-cell/>
        </table:table-row>
        <table:table-row>
          <table:covered-table-cell/>
          <table:table-cell table:style-name="Tabla2.A2" office:value-type="string">
            <text:p text:style-name="P10">2</text:p>
          </table:table-cell>
          <table:table-cell table:style-name="Tabla2.B2" table:number-columns-spanned="2" office:value-type="string">
            <text:p text:style-name="P35">El operario completa los diferentes campos requeridos sobre la configuración de la aeronave. Todo aquel parámetro que permanezca en bla<text:span text:style-name="T69">n</text:span>co tomará un valor nulo.</text:p>
          </table:table-cell>
          <table:covered-table-cell/>
        </table:table-row>
        <table:table-row>
          <table:covered-table-cell/>
          <table:table-cell table:style-name="Tabla2.A2" office:value-type="string">
            <text:p text:style-name="P10">3</text:p>
          </table:table-cell>
          <table:table-cell table:style-name="Tabla2.B2" table:number-columns-spanned="2" office:value-type="string">
            <text:p text:style-name="P35">El operario, tras comprobar los datos introducidos, pincha sobre <text:span text:style-name="T53">el</text:span> botón <text:span text:style-name="T2">Submit </text:span><text:span text:style-name="T26">para caracterizar la aeronave y su carga de pago.</text:span></text:p>
          </table:table-cell>
          <table:covered-table-cell/>
        </table:table-row>
        <table:table-row>
          <table:covered-table-cell/>
          <table:table-cell table:style-name="Tabla2.A2" table:number-rows-spanned="3" office:value-type="string">
            <text:p text:style-name="P10">4</text:p>
          </table:table-cell>
          <table:table-cell table:style-name="Tabla2.B2" table:number-columns-spanned="2" office:value-type="string">
            <text:p text:style-name="P35">En caso de que el operario detectase un error en los datos introducidos tras haber completado el Paso 3.</text:p>
          </table:table-cell>
          <table:covered-table-cell/>
        </table:table-row>
        <table:table-row>
          <table:covered-table-cell/>
          <table:covered-table-cell/>
          <table:table-cell table:style-name="Tabla2.A2" office:value-type="string">
            <text:p text:style-name="P35">4.1</text:p>
          </table:table-cell>
          <table:table-cell table:style-name="Tabla2.B2" office:value-type="string">
            <text:p text:style-name="P35">El operario modifica <text:span text:style-name="T52">los</text:span> parámetros incorrectos sobre el formulario, dejando los datos correctos intactos.</text:p>
          </table:table-cell>
        </table:table-row>
        <table:table-row>
          <table:covered-table-cell/>
          <table:covered-table-cell/>
          <table:table-cell table:style-name="Tabla2.A2" office:value-type="string">
            <text:p text:style-name="P35">4.2</text:p>
          </table:table-cell>
          <table:table-cell table:style-name="Tabla2.B2" office:value-type="string">
            <text:p text:style-name="P35">El operario pincha sobre el botón <text:span text:style-name="T2">Submit </text:span><text:span text:style-name="T26">para confirmar los cambios.</text:span></text:p>
          </table:table-cell>
        </table:table-row>
        <table:table-row>
          <table:covered-table-cell/>
          <table:table-cell table:style-name="Tabla2.A2" table:number-rows-spanned="3" office:value-type="string">
            <text:p text:style-name="P36">5</text:p>
          </table:table-cell>
          <table:table-cell table:style-name="Tabla2.B2" table:number-columns-spanned="2" office:value-type="string">
            <text:p text:style-name="P37">Si el operario desease guardar dicha configuración para algún uso futuro durante otra ejecución de la aplicación,</text:p>
          </table:table-cell>
          <table:covered-table-cell/>
        </table:table-row>
        <table:table-row>
          <table:covered-table-cell/>
          <table:covered-table-cell/>
          <table:table-cell table:style-name="Tabla2.A2" office:value-type="string">
            <text:p text:style-name="P37">5.1</text:p>
          </table:table-cell>
          <table:table-cell table:style-name="Tabla2.B2" office:value-type="string">
            <text:p text:style-name="P37">El operario debe pinchar sobre el botón <text:span text:style-name="T2">Save </text:span><text:span text:style-name="T26">para guardar de forma persistente la configuración. Una ventana de guardado emer</text:span><text:span text:style-name="T28">g</text:span><text:span text:style-name="T26">erá.</text:span></text:p>
          </table:table-cell>
        </table:table-row>
        <table:table-row>
          <table:covered-table-cell/>
          <table:covered-table-cell/>
          <table:table-cell table:style-name="Tabla2.A2" office:value-type="string">
            <text:p text:style-name="P37">5.2 </text:p>
          </table:table-cell>
          <table:table-cell table:style-name="Tabla2.B2" office:value-type="string">
            <text:p text:style-name="P37">Sobre la ventana emer<text:span text:style-name="T53">g</text:span>ente el operario debe elegir un nombre y una ubicación de guardado para el nuevo archivo de configuración <text:span text:style-name="T60">y pinchar sobre el botón </text:span><text:span text:style-name="T6">Save.</text:span></text:p>
          </table:table-cell>
        </table:table-row>
        <table:table-row>
          <table:table-cell table:style-name="Tabla2.A2" office:value-type="string">
            <text:p text:style-name="P19">Postcondición</text:p>
          </table:table-cell>
          <table:table-cell table:style-name="Tabla2.B2" table:number-columns-spanned="3" office:value-type="string">
            <text:p text:style-name="P25">-</text:p>
          </table:table-cell>
          <table:covered-table-cell/>
          <table:covered-table-cell/>
        </table:table-row>
        <table:table-row>
          <table:table-cell table:style-name="Tabla2.A2" table:number-rows-spanned="4" office:value-type="string">
            <text:p text:style-name="P19">Excepciones / <text:span text:style-name="T1">Rutas alternativas</text:span></text:p>
          </table:table-cell>
          <table:table-cell table:style-name="Tabla2.A2" office:value-type="string">
            <text:p text:style-name="P16">Paso</text:p>
          </table:table-cell>
          <table:table-cell table:style-name="Tabla2.B2" table:number-columns-spanned="2" office:value-type="string">
            <text:p text:style-name="P19">Acción</text:p>
          </table:table-cell>
          <table:covered-table-cell/>
        </table:table-row>
        <table:table-row>
          <table:covered-table-cell/>
          <table:table-cell table:style-name="Tabla2.A2" table:number-rows-spanned="3" office:value-type="string">
            <text:p text:style-name="P10">2</text:p>
          </table:table-cell>
          <table:table-cell table:style-name="Tabla2.B2" table:number-columns-spanned="2" office:value-type="string">
            <text:p text:style-name="P37">En caso de disponer de un archivo de configuración previamente creado,</text:p>
          </table:table-cell>
          <table:covered-table-cell/>
        </table:table-row>
        <table:table-row>
          <table:covered-table-cell/>
          <table:covered-table-cell/>
          <table:table-cell table:style-name="Tabla2.A1" office:value-type="string">
            <text:p text:style-name="P13"><text:span text:style-name="T55">2A</text:span>.1</text:p>
          </table:table-cell>
          <table:table-cell table:style-name="Tabla2.B1" office:value-type="string">
            <text:p text:style-name="P37">El operario pincha sobre el botón <text:span text:style-name="T2">Load </text:span><text:span text:style-name="T26">para cargar el archivo de configuración.</text:span></text:p>
          </table:table-cell>
        </table:table-row>
        <table:table-row>
          <table:covered-table-cell/>
          <table:covered-table-cell/>
          <table:table-cell table:style-name="Tabla2.A2" office:value-type="string">
            <text:p text:style-name="P37"><text:span text:style-name="T55">2</text:span>A.2</text:p>
          </table:table-cell>
          <table:table-cell table:style-name="Tabla2.B2" office:value-type="string">
            <text:p text:style-name="P37">Sobre la ventana emer<text:span text:style-name="T53">g</text:span>ente, el operario selecciona el archivo de configuración deseado y pincha sobre el botón <text:span text:style-name="T2">Open.</text:span></text:p>
          </table:table-cell>
        </table:table-row>
        <table:table-row>
          <table:table-cell table:style-name="Tabla2.A2" office:value-type="string">
            <text:p text:style-name="P19">Comentarios</text:p>
          </table:table-cell>
          <table:table-cell table:style-name="Tabla2.B2" table:number-columns-spanned="3" office:value-type="string">
            <text:p text:style-name="P37">No es posible tener más de un archivo de configuración abierto al mismo tiempo. </text:p>
            <text:p text:style-name="P37">En caso de tener un archivo de configuración abierto, cualquier cambio sobre el mismo debe ser confirmado pinchando sobre el botón <text:span text:style-name="T2">Submit</text:span><text:span text:style-name="T26">.</text:span></text:p>
            <text:p text:style-name="P37"><text:span text:style-name="T26">Para guardar de forma persistente </text:span><text:span text:style-name="T27">los cambios realizados sobre un archivo de configuración se debe pinchar sobre el botón </text:span><text:span text:style-name="T3">Save</text:span><text:span text:style-name="T27">. Esta acción sobrescribirá el archivo abierto y NO creará un archivo nuevo.</text:span></text:p>
          </table:table-cell>
          <table:covered-table-cell/>
          <table:covered-table-cell/>
        </table:table-row>
      </table:table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22">CU-02</text:p>
          </table:table-cell>
          <table:table-cell table:style-name="Tabla6.B1" table:number-columns-spanned="3" office:value-type="string">
            <text:p text:style-name="P19">Carga de un mapa local en una determinada posición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9">Versión</text:p>
          </table:table-cell>
          <table:table-cell table:style-name="Tabla6.B2" table:number-columns-spanned="3" office:value-type="string">
            <text:p text:style-name="P49">v1.0 - 25/01/2020 - Pedro Arias Pérez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9">Dependencias</text:p>
          </table:table-cell>
          <table:table-cell table:style-name="Tabla6.B2" table:number-columns-spanned="3" office:value-type="string">
            <text:list xml:id="list172818137225665" text:continue-numbering="true" text:style-name="L1">
              <text:list-item>
                <text:p text:style-name="P94">El mapa local deberá ser una imagen georreferenciada con extensión <text:span text:style-name="T2">.tif</text:span> o <text:span text:style-name="T2">.ecw</text:span>.</text:p>
              </text:list-item>
            </text:list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9">Descripción</text:p>
          </table:table-cell>
          <table:table-cell table:style-name="Tabla6.B2" table:number-columns-spanned="3" office:value-type="string">
            <text:p text:style-name="P26">La aplicación deberá comportarse como se describe en el caso de uso cuando <text:span text:style-name="T2">el operario </text:span><text:span text:style-name="T3">abra un mapa local y desee modificar la posición inicial del mismo.</text:span>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9">Precondición</text:p>
          </table:table-cell>
          <table:table-cell table:style-name="Tabla6.B2" table:number-columns-spanned="3" office:value-type="string">
            <text:p text:style-name="P27">La aplicación debe estar <text:span text:style-name="T52">abierta y </text:span>en ejecución<text:span text:style-name="T26">. </text:span><text:span text:style-name="T27">El archivo con el mapa local debe haber sido previamente descargado.</text:span></text:p>
          </table:table-cell>
          <table:covered-table-cell/>
          <table:covered-table-cell/>
        </table:table-row>
        <table:table-row>
          <table:table-cell table:style-name="Tabla6.A2" table:number-rows-spanned="12" office:value-type="string">
            <text:p text:style-name="P19">Secuencia normal</text:p>
          </table:table-cell>
          <table:table-cell table:style-name="Tabla6.A2" office:value-type="string">
            <text:p text:style-name="P19">Paso</text:p>
          </table:table-cell>
          <table:table-cell table:style-name="Tabla6.B2" table:number-columns-spanned="2" office:value-type="string">
            <text:p text:style-name="P19">Acción</text:p>
          </table:table-cell>
          <table:covered-table-cell/>
        </table:table-row>
        <table:table-row>
          <table:covered-table-cell/>
          <table:table-cell table:style-name="Tabla6.A2" office:value-type="string">
            <text:p text:style-name="P10">1</text:p>
          </table:table-cell>
          <table:table-cell table:style-name="Tabla6.B2" table:number-columns-spanned="2" office:value-type="string">
            <text:p text:style-name="P28">El operario pincha sobre <text:span text:style-name="T4">Mission</text:span><text:span text:style-name="T26"> para desplegar dicha pestaña.</text:span></text:p>
          </table:table-cell>
          <table:covered-table-cell/>
        </table:table-row>
        <table:table-row>
          <table:covered-table-cell/>
          <table:table-cell table:style-name="Tabla6.A2" office:value-type="string">
            <text:p text:style-name="P10">2</text:p>
          </table:table-cell>
          <table:table-cell table:style-name="Tabla6.B2" table:number-columns-spanned="2" office:value-type="string">
            <text:p text:style-name="P41">El operario pincha sobre el botón <text:span text:style-name="T2">Load Map </text:span><text:span text:style-name="T26">para abrir la ventana de carga de mapas locales.</text:span></text:p>
          </table:table-cell>
          <table:covered-table-cell/>
        </table:table-row>
        <table:table-row>
          <table:covered-table-cell/>
          <table:table-cell table:style-name="Tabla6.A2" office:value-type="string">
            <text:p text:style-name="P10">3</text:p>
          </table:table-cell>
          <table:table-cell table:style-name="Tabla6.B2" table:number-columns-spanned="2" office:value-type="string">
            <text:p text:style-name="P41">El operario pincha sobre el <text:span text:style-name="T54">primer </text:span>botón <text:span text:style-name="T2">… </text:span><text:span text:style-name="T26">para proceder a seleccionar el archivo con el mapa local.</text:span></text:p>
          </table:table-cell>
          <table:covered-table-cell/>
        </table:table-row>
        <table:table-row>
          <table:covered-table-cell/>
          <table:table-cell table:style-name="Tabla6.A2" office:value-type="string">
            <text:p text:style-name="P10">4</text:p>
          </table:table-cell>
          <table:table-cell table:style-name="Tabla6.B2" table:number-columns-spanned="2" office:value-type="string">
            <text:p text:style-name="P41">Sobre la ventana emergente el operario debe <text:span text:style-name="T54">buscar y</text:span> seleccionar el archivo con el mapa local y, a continuación, pinchar sobre el botón <text:span text:style-name="T2">Open.</text:span></text:p>
          </table:table-cell>
          <table:covered-table-cell/>
        </table:table-row>
        <table:table-row>
          <table:covered-table-cell/>
          <table:table-cell table:style-name="Tabla6.A2" table:number-rows-spanned="3" office:value-type="string">
            <text:p text:style-name="P42">5</text:p>
          </table:table-cell>
          <table:table-cell table:style-name="Tabla6.B2" table:number-columns-spanned="2" office:value-type="string">
            <text:p text:style-name="P41">Si el operario desease cargar un archivo con la elevaci<text:span text:style-name="T54">ón</text:span> del terreno cargado,</text:p>
          </table:table-cell>
          <table:covered-table-cell/>
        </table:table-row>
        <table:table-row>
          <table:covered-table-cell/>
          <table:covered-table-cell/>
          <table:table-cell table:style-name="Tabla6.A2" office:value-type="string">
            <text:p text:style-name="P41">5.1</text:p>
          </table:table-cell>
          <table:table-cell table:style-name="Tabla6.B2" office:value-type="string">
            <text:p text:style-name="P41">El operario pincha sobre el <text:span text:style-name="T54">segundo </text:span>botón <text:span text:style-name="T2">… </text:span><text:span text:style-name="T26">para proceder a seleccionar el archivo con </text:span><text:span text:style-name="T29">la elevación del terreno</text:span><text:span text:style-name="T26">.</text:span>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44">5.2</text:p>
          </table:table-cell>
          <table:table-cell table:style-name="Tabla6.B2" office:value-type="string">
            <text:p text:style-name="P43">Sobre la ventana emergente el operario debe <text:span text:style-name="T54">buscar y</text:span> seleccionar el archivo con <text:span text:style-name="T54">la elevación del terreno </text:span>y, a continuación, pinchar sobre el botón <text:span text:style-name="T2">Open.</text:span></text:p>
          </table:table-cell>
        </table:table-row>
        <table:table-row>
          <table:covered-table-cell/>
          <table:table-cell table:style-name="Tabla6.A2" table:number-rows-spanned="3" office:value-type="string">
            <text:p text:style-name="P45">6</text:p>
          </table:table-cell>
          <table:table-cell table:style-name="Tabla6.B2" table:number-columns-spanned="2" office:value-type="string">
            <text:p text:style-name="P44">Si el operario necesitase modificar la posición inicial en la que se desplega el mapa,</text:p>
          </table:table-cell>
          <table:covered-table-cell/>
        </table:table-row>
        <table:table-row>
          <table:covered-table-cell/>
          <table:covered-table-cell/>
          <table:table-cell table:style-name="Tabla6.A2" office:value-type="string">
            <text:p text:style-name="P44">6.1</text:p>
          </table:table-cell>
          <table:table-cell table:style-name="Tabla6.B2" office:value-type="string">
            <text:p text:style-name="P44">El operario pincha sobre el cuadro <text:span text:style-name="T2">Options </text:span><text:span text:style-name="T26">para desplegar las opciones del mapa.</text:span>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44">6.2</text:p>
          </table:table-cell>
          <table:table-cell table:style-name="Tabla6.B2" office:value-type="string">
            <text:p text:style-name="P44">El operario modifica los campos <text:span text:style-name="T2">Offset </text:span><text:span text:style-name="T26">con la posición inicial deseada.</text:span></text:p>
          </table:table-cell>
        </table:table-row>
        <table:table-row>
          <table:covered-table-cell/>
          <table:table-cell table:style-name="Tabla6.A2" office:value-type="string">
            <text:p text:style-name="P45">7</text:p>
          </table:table-cell>
          <table:table-cell table:style-name="Tabla6.B2" table:number-columns-spanned="2" office:value-type="string">
            <text:p text:style-name="P44">El operario pincha sobre el botón <text:span text:style-name="T2">OK </text:span><text:span text:style-name="T26">para confirmar los datos sobre el mapa local a abrir.</text:span></text:p>
          </table:table-cell>
          <table:covered-table-cell/>
        </table:table-row>
        <table:table-row>
          <table:table-cell table:style-name="Tabla6.A2" office:value-type="string">
            <text:p text:style-name="P19">Postcondición</text:p>
          </table:table-cell>
          <table:table-cell table:style-name="Tabla6.B2" table:number-columns-spanned="3" office:value-type="string">
            <text:p text:style-name="P25">-</text:p>
          </table:table-cell>
          <table:covered-table-cell/>
          <table:covered-table-cell/>
        </table:table-row>
        <table:table-row>
          <table:table-cell table:style-name="Tabla6.A2" table:number-rows-spanned="4" office:value-type="string">
            <text:p text:style-name="P19">Excepciones</text:p>
          </table:table-cell>
          <table:table-cell table:style-name="Tabla6.A2" office:value-type="string">
            <text:p text:style-name="P16">Paso</text:p>
          </table:table-cell>
          <table:table-cell table:style-name="Tabla6.B2" table:number-columns-spanned="2" office:value-type="string">
            <text:p text:style-name="P19">Acción</text:p>
          </table:table-cell>
          <table:covered-table-cell/>
        </table:table-row>
        <table:table-row>
          <table:covered-table-cell/>
          <table:table-cell table:style-name="Tabla6.A2" table:number-rows-spanned="3" office:value-type="string">
            <text:p text:style-name="P46">6.2</text:p>
          </table:table-cell>
          <table:table-cell table:style-name="Tabla6.B2" table:number-columns-spanned="2" office:value-type="string">
            <text:p text:style-name="P47">Si la posición inicial introducida no es válida,</text:p>
          </table:table-cell>
          <table:covered-table-cell/>
        </table:table-row>
        <table:table-row>
          <table:covered-table-cell/>
          <table:covered-table-cell/>
          <table:table-cell table:style-name="Tabla6.A1" office:value-type="string">
            <text:p text:style-name="P13"><text:span text:style-name="T55">6.2</text:span>E.1</text:p>
          </table:table-cell>
          <table:table-cell table:style-name="Tabla6.B1" office:value-type="string">
            <text:p text:style-name="P47">La aplicación no mostrará ningún aviso. La escena no mostrará ninguna imagen y permanecerá en blanco.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47"><text:span text:style-name="T55">6.2</text:span>E.2</text:p>
          </table:table-cell>
          <table:table-cell table:style-name="Tabla6.B2" office:value-type="string">
            <text:p text:style-name="P47">Para cargar una posición válida se deberá repetir el caso de uso CU-02.</text:p>
          </table:table-cell>
        </table:table-row>
        <table:table-row>
          <table:table-cell table:style-name="Tabla6.A2" office:value-type="string">
            <text:p text:style-name="P19">Comentarios</text:p>
          </table:table-cell>
          <table:table-cell table:style-name="Tabla6.B2" table:number-columns-spanned="3" office:value-type="string">
            <text:p text:style-name="P25">-</text:p>
          </table:table-cell>
          <table:covered-table-cell/>
          <table:covered-table-cell/>
        </table:table-row>
      </table:table>
      <text:p text:style-name="P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22">CU-03</text:p>
          </table:table-cell>
          <table:table-cell table:style-name="Tabla5.B1" table:number-columns-spanned="3" office:value-type="string">
            <text:p text:style-name="P19">Creación y posterior guardado en fichero de una misión polilíne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9">Versión</text:p>
          </table:table-cell>
          <table:table-cell table:style-name="Tabla5.B2" table:number-columns-spanned="3" office:value-type="string">
            <text:p text:style-name="P50">v1.0 - 25/01/2020 - Pedro Arias Pérez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9">Dependencias</text:p>
          </table:table-cell>
          <table:table-cell table:style-name="Tabla5.B2" table:number-columns-spanned="3" office:value-type="string">
            <text:list xml:id="list172818788189078" text:continue-numbering="true" text:style-name="L1">
              <text:list-item>
                <text:p text:style-name="P95">CU-02: Carga de mapas locales.</text:p>
              </text:list-item>
            </text:list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9">Descripción</text:p>
          </table:table-cell>
          <table:table-cell table:style-name="Tabla5.B2" table:number-columns-spanned="3" office:value-type="string">
            <text:p text:style-name="P29">La aplicación deberá comportarse como se describe en el caso de uso cuando <text:span text:style-name="T2">el operario </text:span><text:span text:style-name="T5">cree una misión polilínea y decida guardar la misión en un archivo.</text:span>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9">Precondición</text:p>
          </table:table-cell>
          <table:table-cell table:style-name="Tabla5.B2" table:number-columns-spanned="3" office:value-type="string">
            <text:p text:style-name="P29">La aplicación debe estar <text:span text:style-name="T52">abierta y </text:span>en ejecución<text:span text:style-name="T26">.</text:span></text:p>
          </table:table-cell>
          <table:covered-table-cell/>
          <table:covered-table-cell/>
        </table:table-row>
        <table:table-row>
          <table:table-cell table:style-name="Tabla5.A2" table:number-rows-spanned="11" office:value-type="string">
            <text:p text:style-name="P19">Secuencia normal</text:p>
          </table:table-cell>
          <table:table-cell table:style-name="Tabla5.A2" office:value-type="string">
            <text:p text:style-name="P19">Paso</text:p>
          </table:table-cell>
          <table:table-cell table:style-name="Tabla5.B2" table:number-columns-spanned="2" office:value-type="string">
            <text:p text:style-name="P19">Acción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10">1</text:p>
          </table:table-cell>
          <table:table-cell table:style-name="Tabla5.B2" table:number-columns-spanned="2" office:value-type="string">
            <text:p text:style-name="P29">El operario pincha sobre <text:span text:style-name="T4">Mission</text:span><text:span text:style-name="T26"> para desplegar dicha pestaña.</text:span>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54">2</text:p>
          </table:table-cell>
          <table:table-cell table:style-name="Tabla5.B2" table:number-columns-spanned="2" office:value-type="string">
            <text:p text:style-name="P53">El operario introduce la latitud y la longitud de la posición deseada y pincha en <text:span text:style-name="T2">Search </text:span><text:span text:style-name="T26">para obtener el mapa en dicha posición.</text:span>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54">3</text:p>
          </table:table-cell>
          <table:table-cell table:style-name="Tabla5.B2" table:number-columns-spanned="2" office:value-type="string">
            <text:p text:style-name="P53">El operario pincha sobre <text:span text:style-name="T2">Waypoint </text:span><text:span text:style-name="T26">para abrir el creador de misiones polilínea.</text:span>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58">4</text:p>
          </table:table-cell>
          <table:table-cell table:style-name="Tabla5.B2" table:number-columns-spanned="2" office:value-type="string">
            <text:p text:style-name="P57">El operario pincha sobre <text:span text:style-name="T2">Take Off </text:span><text:span text:style-name="T26"><text:s/>y posteriormente pincha sobre el mapa para seleccionar el punto de despegue de la aeronave. </text:span><text:span text:style-name="T39">La altura introducida en el campo </text:span><text:span text:style-name="T15">Height </text:span><text:span text:style-name="T39">es la altura necesaria a alcanzar antes de comenzar la misión.</text:span>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54">5</text:p>
          </table:table-cell>
          <table:table-cell table:style-name="Tabla5.B2" table:number-columns-spanned="2" office:value-type="string">
            <text:p text:style-name="P57">El operario introduce la altura de vuelo deseada en el campo <text:span text:style-name="T2">Height </text:span><text:span text:style-name="T26">y posteriormente pincha sobre el mapa para añadir un punto de paso en la posición deseada.</text:span>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58">6</text:p>
          </table:table-cell>
          <table:table-cell table:style-name="Tabla5.B2" table:number-columns-spanned="2" office:value-type="string">
            <text:p text:style-name="P57">El operario repetirá el Paso 5 tantas veces como puntos de paso desee añadir.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58">7</text:p>
          </table:table-cell>
          <table:table-cell table:style-name="Tabla5.B2" table:number-columns-spanned="2" office:value-type="string">
            <text:p text:style-name="P60">El operario pincha sobre <text:span text:style-name="T2">Land </text:span><text:span text:style-name="T26">y posteriormente pincha sobre el mapa para seleccionar el punto de aterrizaje de la aeronave.</text:span></text:p>
          </table:table-cell>
          <table:covered-table-cell/>
        </table:table-row>
        <table:table-row>
          <table:covered-table-cell/>
          <table:table-cell table:style-name="Tabla5.A2" table:number-rows-spanned="3" office:value-type="string">
            <text:p text:style-name="P61">8</text:p>
          </table:table-cell>
          <table:table-cell table:style-name="Tabla5.B2" table:number-columns-spanned="2" office:value-type="string">
            <text:p text:style-name="P60">Si el usuario quisiera guardar la misión,</text:p>
          </table:table-cell>
          <table:covered-table-cell/>
        </table:table-row>
        <table:table-row>
          <table:covered-table-cell/>
          <table:covered-table-cell/>
          <table:table-cell table:style-name="Tabla5.A2" office:value-type="string">
            <text:p text:style-name="P60">8.1</text:p>
          </table:table-cell>
          <table:table-cell table:style-name="Tabla5.B2" office:value-type="string">
            <text:p text:style-name="P38">El operario debe pinchar sobre el botón <text:span text:style-name="T2">Save </text:span><text:span text:style-name="T26">para guardar de forma persistente la </text:span><text:span text:style-name="T30">misión</text:span><text:span text:style-name="T26">. Una ventana de guardado emer</text:span><text:span text:style-name="T28">g</text:span><text:span text:style-name="T26">erá.</text:span></text:p>
          </table:table-cell>
        </table:table-row>
        <table:table-row>
          <table:covered-table-cell/>
          <table:covered-table-cell/>
          <table:table-cell table:style-name="Tabla5.A2" office:value-type="string">
            <text:p text:style-name="P60">8.2</text:p>
          </table:table-cell>
          <table:table-cell table:style-name="Tabla5.B2" office:value-type="string">
            <text:p text:style-name="P38">Sobre la ventana emer<text:span text:style-name="T53">g</text:span>ente el operario debe elegir un nombre y una ubicación de guardado para el nuevo archivo de <text:span text:style-name="T60">misión</text:span> <text:span text:style-name="T60">y pinchar sobre el botón </text:span><text:span text:style-name="T6">Save.</text:span></text:p>
          </table:table-cell>
        </table:table-row>
        <table:table-row>
          <table:table-cell table:style-name="Tabla5.A2" office:value-type="string">
            <text:p text:style-name="P19">Postcondición</text:p>
          </table:table-cell>
          <table:table-cell table:style-name="Tabla5.B2" table:number-columns-spanned="3" office:value-type="string">
            <text:p text:style-name="P25">-</text:p>
          </table:table-cell>
          <table:covered-table-cell/>
          <table:covered-table-cell/>
        </table:table-row>
        <table:table-row>
          <table:table-cell table:style-name="Tabla5.A2" table:number-rows-spanned="12" office:value-type="string">
            <text:p text:style-name="P19">Excepciones</text:p>
          </table:table-cell>
          <table:table-cell table:style-name="Tabla5.A2" office:value-type="string">
            <text:p text:style-name="P16">Paso</text:p>
          </table:table-cell>
          <table:table-cell table:style-name="Tabla5.B2" table:number-columns-spanned="2" office:value-type="string">
            <text:p text:style-name="P19">Acción</text:p>
          </table:table-cell>
          <table:covered-table-cell/>
        </table:table-row>
        <table:table-row>
          <table:covered-table-cell/>
          <table:table-cell table:style-name="Tabla5.A2" table:number-rows-spanned="2" office:value-type="string">
            <text:p text:style-name="P10">2</text:p>
          </table:table-cell>
          <table:table-cell table:style-name="Tabla5.B2" table:number-columns-spanned="2" office:value-type="string">
            <text:p text:style-name="P53">Si lo desea, el usuario puede utilizar un mapa local, para ello,</text:p>
          </table:table-cell>
          <table:covered-table-cell/>
        </table:table-row>
        <table:table-row>
          <table:covered-table-cell/>
          <table:covered-table-cell/>
          <table:table-cell table:style-name="Tabla5.A1" office:value-type="string">
            <text:p text:style-name="P13"><text:span text:style-name="T55">2A</text:span>.1</text:p>
          </table:table-cell>
          <table:table-cell table:style-name="Tabla5.B1" office:value-type="string">
            <text:p text:style-name="P56">El operario debe seguir <text:span text:style-name="T55">el caso de uso </text:span><text:span text:style-name="T22">Carga de un mapa local en una determinada posición </text:span><text:span text:style-name="T46">(CU-02).</text:span></text:p>
          </table:table-cell>
        </table:table-row>
        <table:table-row>
          <table:covered-table-cell/>
          <table:table-cell table:style-name="Tabla5.A2" table:number-rows-spanned="2" office:value-type="string">
            <text:p text:style-name="P3">2</text:p>
          </table:table-cell>
          <table:table-cell table:style-name="Tabla5.B2" table:number-columns-spanned="2" office:value-type="string">
            <text:p text:style-name="P57">Si el operario no dispone de conexión a internet, de un mapa local de la zona o el mapa no ha sido cacheado previamente,</text:p>
          </table:table-cell>
          <table:covered-table-cell/>
        </table:table-row>
        <table:table-row>
          <table:covered-table-cell/>
          <table:covered-table-cell/>
          <table:table-cell table:style-name="Tabla5.A2" office:value-type="string">
            <text:p text:style-name="P57">2E.1</text:p>
          </table:table-cell>
          <table:table-cell table:style-name="Tabla5.B2" office:value-type="string">
            <text:p text:style-name="P57">Se cancela el caso de uso. La acción no es realizable.</text:p>
          </table:table-cell>
        </table:table-row>
        <table:table-row>
          <table:covered-table-cell/>
          <table:table-cell table:style-name="Tabla5.A2" table:number-rows-spanned="4" office:value-type="string">
            <text:p text:style-name="P3">5</text:p>
          </table:table-cell>
          <table:table-cell table:style-name="Tabla5.B2" table:number-columns-spanned="2" office:value-type="string">
            <text:p text:style-name="P60">Si el operario desea introducir los puntos de paso mediante latitud y longitud,</text:p>
          </table:table-cell>
          <table:covered-table-cell/>
        </table:table-row>
        <table:table-row>
          <table:covered-table-cell/>
          <table:covered-table-cell/>
          <table:table-cell table:style-name="Tabla5.A2" office:value-type="string">
            <text:p text:style-name="P57">5A.1</text:p>
          </table:table-cell>
          <table:table-cell table:style-name="Tabla5.B2" office:value-type="string">
            <text:p text:style-name="P60">El operario pincha sobre el botón <text:span text:style-name="T2">Add Waypoint </text:span><text:span text:style-name="T26">para desplegar una ventana con la lista de puntos de paso.</text:span></text:p>
          </table:table-cell>
        </table:table-row>
        <table:table-row>
          <table:covered-table-cell/>
          <table:covered-table-cell/>
          <table:table-cell table:style-name="Tabla5.A2" office:value-type="string">
            <text:p text:style-name="P60">5A.2</text:p>
          </table:table-cell>
          <table:table-cell table:style-name="Tabla5.B2" office:value-type="string">
            <text:p text:style-name="P60">Sobre esta ventana, el operario introduce en los campos <text:span text:style-name="T2">Lat</text:span><text:span text:style-name="T26">, </text:span><text:soft-page-break/><text:span text:style-name="T2">Lon </text:span><text:span text:style-name="T26">y </text:span><text:span text:style-name="T2">Alt </text:span><text:span text:style-name="T26">la latitud, longitud y la altura deseada para el nuevo punto de paso.</text:span></text:p>
          </table:table-cell>
        </table:table-row>
        <table:table-row>
          <table:covered-table-cell/>
          <table:covered-table-cell/>
          <table:table-cell table:style-name="Tabla5.A2" office:value-type="string">
            <text:p text:style-name="P60">5A.3</text:p>
          </table:table-cell>
          <table:table-cell table:style-name="Tabla5.B2" office:value-type="string">
            <text:p text:style-name="P60">El operario pincha sobre <text:span text:style-name="T2">Add </text:span><text:span text:style-name="T26">para añadir el nuevo punto de paso a la misión.</text:span></text:p>
          </table:table-cell>
        </table:table-row>
        <table:table-row>
          <table:covered-table-cell/>
          <table:table-cell table:style-name="Tabla5.A2" table:number-rows-spanned="3" office:value-type="string">
            <text:p text:style-name="P63">5</text:p>
          </table:table-cell>
          <table:table-cell table:style-name="Tabla5.B2" table:number-columns-spanned="2" office:value-type="string">
            <text:p text:style-name="P62">Si el usuario introduciera erróneamente alguno de los puntos de paso,</text:p>
          </table:table-cell>
          <table:covered-table-cell/>
        </table:table-row>
        <table:table-row>
          <table:covered-table-cell/>
          <table:covered-table-cell/>
          <table:table-cell table:style-name="Tabla5.A2" office:value-type="string">
            <text:p text:style-name="P62">5E.1</text:p>
          </table:table-cell>
          <table:table-cell table:style-name="Tabla5.B2" office:value-type="string">
            <text:p text:style-name="P62">El operario pincha sobre el botón <text:span text:style-name="T2">Clear </text:span><text:span text:style-name="T26">para borrar la misión.</text:span></text:p>
          </table:table-cell>
        </table:table-row>
        <table:table-row>
          <table:covered-table-cell/>
          <table:covered-table-cell/>
          <table:table-cell table:style-name="Tabla5.A2" office:value-type="string">
            <text:p text:style-name="P62">5E.2</text:p>
          </table:table-cell>
          <table:table-cell table:style-name="Tabla5.B2" office:value-type="string">
            <text:p text:style-name="P62">El operario debe repetir este caso de uso para crear de nuevo una misión valida.</text:p>
          </table:table-cell>
        </table:table-row>
        <table:table-row>
          <table:table-cell table:style-name="Tabla5.A2" office:value-type="string">
            <text:p text:style-name="P19">Comentarios</text:p>
          </table:table-cell>
          <table:table-cell table:style-name="Tabla5.B2" table:number-columns-spanned="3" office:value-type="string">
            <text:p text:style-name="P62">N<text:span text:style-name="T51">o es posible </text:span>crear<text:span text:style-name="T51"> más de un</text:span>a misión <text:span text:style-name="T51">al mismo tiempo. </text:span></text:p>
            <text:p text:style-name="P39">En caso de tener un archivo de <text:span text:style-name="T61">misión</text:span> abierto, cualquier cambio sobre <text:span text:style-name="T61">la</text:span> mism<text:span text:style-name="T61">a</text:span><text:span text:style-name="T31"> sobrescribirá </text:span><text:span text:style-name="T40">e</text:span><text:span text:style-name="T31">l archivo al guardar los cambios (al pinchar en el botón </text:span><text:span text:style-name="T7">Save) </text:span><text:span text:style-name="T31">y NO creará un archivo de misión nuevo.</text:span></text:p>
          </table:table-cell>
          <table:covered-table-cell/>
          <table:covered-table-cell/>
        </table:table-row>
      </table:table>
      <text:p text:style-name="P2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24">CU-04</text:p>
          </table:table-cell>
          <table:table-cell table:style-name="Tabla8.B1" table:number-columns-spanned="3" office:value-type="string">
            <text:p text:style-name="P24">Establecimiento de conexión con la aeronave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0">Versión</text:p>
          </table:table-cell>
          <table:table-cell table:style-name="Tabla8.B2" table:number-columns-spanned="3" office:value-type="string">
            <text:p text:style-name="P51">v1.0 - 25/01/2020 - Pedro Arias Pérez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0">Dependencias</text:p>
          </table:table-cell>
          <table:table-cell table:style-name="Tabla8.B2" table:number-columns-spanned="3" office:value-type="string">
            <text:list xml:id="list172819144217114" text:continue-numbering="true" text:style-name="L1">
              <text:list-item>
                <text:p text:style-name="P93"/>
              </text:list-item>
            </text:list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0">Descripción</text:p>
          </table:table-cell>
          <table:table-cell table:style-name="Tabla8.B2" table:number-columns-spanned="3" office:value-type="string">
            <text:p text:style-name="P30">La aplicación deberá comportarse como se describe en el caso de uso cuando <text:span text:style-name="T2">el operario </text:span><text:span text:style-name="T8">establezca la conexión entre la aeronave y la aplicación</text:span><text:span text:style-name="T5">.</text:span>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0">Precondición</text:p>
          </table:table-cell>
          <table:table-cell table:style-name="Tabla8.B2" table:number-columns-spanned="3" office:value-type="string">
            <text:p text:style-name="P30">La aplicación debe estar <text:span text:style-name="T52">abierta y </text:span>en ejecución<text:span text:style-name="T26">. </text:span><text:span text:style-name="T32">La aeronave debe estar encendida y con la posición GPS detectada.</text:span></text:p>
          </table:table-cell>
          <table:covered-table-cell/>
          <table:covered-table-cell/>
        </table:table-row>
        <table:table-row>
          <table:table-cell table:style-name="Tabla8.A2" table:number-rows-spanned="4" office:value-type="string">
            <text:p text:style-name="P20">Secuencia normal</text:p>
          </table:table-cell>
          <table:table-cell table:style-name="Tabla8.A2" office:value-type="string">
            <text:p text:style-name="P20">Paso</text:p>
          </table:table-cell>
          <table:table-cell table:style-name="Tabla8.B2" table:number-columns-spanned="2" office:value-type="string">
            <text:p text:style-name="P20">Acción</text:p>
          </table:table-cell>
          <table:covered-table-cell/>
        </table:table-row>
        <table:table-row>
          <table:covered-table-cell/>
          <table:table-cell table:style-name="Tabla8.A2" office:value-type="string">
            <text:p text:style-name="P11">1</text:p>
          </table:table-cell>
          <table:table-cell table:style-name="Tabla8.B2" table:number-columns-spanned="2" office:value-type="string">
            <text:p text:style-name="P65">El operario pincha sobre el botón <text:span text:style-name="T2">Connect </text:span><text:span text:style-name="T26">para iniciar la conexión.</text:span></text:p>
          </table:table-cell>
          <table:covered-table-cell/>
        </table:table-row>
        <table:table-row>
          <table:covered-table-cell/>
          <table:table-cell table:style-name="Tabla8.A2" table:number-rows-spanned="2" office:value-type="string">
            <text:p text:style-name="P66">2</text:p>
          </table:table-cell>
          <table:table-cell table:style-name="Tabla8.B2" table:number-columns-spanned="2" office:value-type="string">
            <text:p text:style-name="P65">Si la conexión se ha establecido correctamente,</text:p>
          </table:table-cell>
          <table:covered-table-cell/>
        </table:table-row>
        <table:table-row>
          <table:covered-table-cell/>
          <table:covered-table-cell/>
          <table:table-cell table:style-name="Tabla8.A2" office:value-type="string">
            <text:p text:style-name="P14"><text:span text:style-name="T62">2</text:span>.1</text:p>
          </table:table-cell>
          <table:table-cell table:style-name="Tabla8.B2" office:value-type="string">
            <text:p text:style-name="P65">La etiqueta cambiará a color verde mostrando el texto <text:span text:style-name="T2">Connected.</text:span></text:p>
          </table:table-cell>
        </table:table-row>
        <table:table-row>
          <table:table-cell table:style-name="Tabla8.A2" office:value-type="string">
            <text:p text:style-name="P20">Postcondición</text:p>
          </table:table-cell>
          <table:table-cell table:style-name="Tabla8.B2" table:number-columns-spanned="3" office:value-type="string">
            <text:p text:style-name="P48">-</text:p>
          </table:table-cell>
          <table:covered-table-cell/>
          <table:covered-table-cell/>
        </table:table-row>
        <table:table-row>
          <table:table-cell table:style-name="Tabla8.A2" table:number-rows-spanned="3" office:value-type="string">
            <text:p text:style-name="P20">Excepciones</text:p>
          </table:table-cell>
          <table:table-cell table:style-name="Tabla8.A2" office:value-type="string">
            <text:p text:style-name="P17">Paso</text:p>
          </table:table-cell>
          <table:table-cell table:style-name="Tabla8.B2" table:number-columns-spanned="2" office:value-type="string">
            <text:p text:style-name="P20">Acción</text:p>
          </table:table-cell>
          <table:covered-table-cell/>
        </table:table-row>
        <table:table-row>
          <table:covered-table-cell/>
          <table:table-cell table:style-name="Tabla8.A2" table:number-rows-spanned="2" office:value-type="string">
            <text:p text:style-name="P11">2</text:p>
          </table:table-cell>
          <table:table-cell table:style-name="Tabla8.B2" table:number-columns-spanned="2" office:value-type="string">
            <text:p text:style-name="P65">Si la conexión no se ha establecido o algo inesperado ha ocurrido,</text:p>
          </table:table-cell>
          <table:covered-table-cell/>
        </table:table-row>
        <table:table-row>
          <table:covered-table-cell/>
          <table:covered-table-cell/>
          <table:table-cell table:style-name="Tabla8.A2" office:value-type="string">
            <text:p text:style-name="P14">2E.1</text:p>
          </table:table-cell>
          <table:table-cell table:style-name="Tabla8.B2" office:value-type="string">
            <text:p text:style-name="P65">La aplicación debe ser reiniciada y este caso de uso debe iniciarse de nuevo.</text:p>
          </table:table-cell>
        </table:table-row>
        <table:table-row>
          <table:table-cell table:style-name="Tabla8.A2" office:value-type="string">
            <text:p text:style-name="P20">Comentarios</text:p>
          </table:table-cell>
          <table:table-cell table:style-name="Tabla8.B2" table:number-columns-spanned="3" office:value-type="string">
            <text:p text:style-name="P65">El establecimiento de conexión puede durar unos segundos en función de la aeronave en cuestión.</text:p>
          </table:table-cell>
          <table:covered-table-cell/>
          <table:covered-table-cell/>
        </table:table-row>
      </table:table>
      <text:p text:style-name="P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2">CU-0<text:span text:style-name="T62">5</text:span></text:p>
          </table:table-cell>
          <table:table-cell table:style-name="Tabla4.B1" table:number-columns-spanned="3" office:value-type="string">
            <text:p text:style-name="P19">Creación de una misión por patrón y posterior <text:span text:style-name="T66">validación</text:span> de la misión 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9">Versión</text:p>
          </table:table-cell>
          <table:table-cell table:style-name="Tabla4.B2" table:number-columns-spanned="3" office:value-type="string">
            <text:p text:style-name="P50">v1.0 - 25/01/2020 - Pedro Arias Pérez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9">Dependencias</text:p>
          </table:table-cell>
          <table:table-cell table:style-name="Tabla4.B2" table:number-columns-spanned="3" office:value-type="string">
            <text:list xml:id="list172817822420538" text:continue-numbering="true" text:style-name="L1">
              <text:list-item>
                <text:p text:style-name="P96">CU-02: Carga de mapas locales.</text:p>
              </text:list-item>
              <text:list-item>
                <text:p text:style-name="P97">CU-01: <text:span text:style-name="T58">Caracterización de una aeronave y su carga de pago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9">Descripción</text:p>
          </table:table-cell>
          <table:table-cell table:style-name="Tabla4.B2" table:number-columns-spanned="3" office:value-type="string">
            <text:p text:style-name="P30">La aplicación deberá comportarse como se describe en el caso de uso cuando <text:span text:style-name="T2">el operario </text:span><text:span text:style-name="T8">cree una misión por patrón y la </text:span><text:span text:style-name="T17">validación de la misma</text:span><text:span text:style-name="T5">.</text:span>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9">Precondición</text:p>
          </table:table-cell>
          <table:table-cell table:style-name="Tabla4.B2" table:number-columns-spanned="3" office:value-type="string">
            <text:p text:style-name="P31">La aplicación debe estar <text:span text:style-name="T52">abierta y </text:span>en ejecución<text:span text:style-name="T26">. </text:span><text:span text:style-name="T48">La aeronave debe estar caracterizada siguiento el caso de uso </text:span><text:span text:style-name="T25">Caracterización de una aeronave y su carga de pago </text:span><text:span text:style-name="T48">(CU-01).</text:span></text:p>
          </table:table-cell>
          <table:covered-table-cell/>
          <table:covered-table-cell/>
        </table:table-row>
        <table:table-row>
          <table:table-cell table:style-name="Tabla4.A2" table:number-rows-spanned="13" office:value-type="string">
            <text:p text:style-name="P19">Secuencia normal</text:p>
          </table:table-cell>
          <table:table-cell table:style-name="Tabla4.A2" office:value-type="string">
            <text:p text:style-name="P19">Paso</text:p>
          </table:table-cell>
          <table:table-cell table:style-name="Tabla4.B2" table:number-columns-spanned="2" office:value-type="string">
            <text:p text:style-name="P19">Acción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10">1</text:p>
          </table:table-cell>
          <table:table-cell table:style-name="Tabla4.B2" table:number-columns-spanned="2" office:value-type="string">
            <text:p text:style-name="P29">El operario pincha sobre <text:span text:style-name="T4">Mission</text:span><text:span text:style-name="T26"> para desplegar dicha pestaña.</text:span>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54">2</text:p>
          </table:table-cell>
          <table:table-cell table:style-name="Tabla4.B2" table:number-columns-spanned="2" office:value-type="string">
            <text:p text:style-name="P53">El operario introduce la latitud y la longitud de la posición deseada y pincha en <text:span text:style-name="T2">Search </text:span><text:span text:style-name="T26">para obtener el mapa en dicha posición.</text:span>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67">3</text:p>
          </table:table-cell>
          <table:table-cell table:style-name="Tabla4.B2" table:number-columns-spanned="2" office:value-type="string">
            <text:p text:style-name="P55">El operario pincha sobre <text:span text:style-name="T9">Pattern</text:span><text:span text:style-name="T2"> </text:span><text:span text:style-name="T26">para abrir el creador de misiones </text:span><text:span text:style-name="T33">por patrón</text:span><text:span text:style-name="T26">.</text:span>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68">4</text:p>
          </table:table-cell>
          <table:table-cell table:style-name="Tabla4.B2" table:number-columns-spanned="2" office:value-type="string">
            <text:p text:style-name="P59">El operario introduce la altura de vuelo deseada en el campo <text:span text:style-name="T2">Height </text:span><text:span text:style-name="T34">para la misión de patrón.</text:span>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68">5</text:p>
          </table:table-cell>
          <table:table-cell table:style-name="Tabla4.B2" table:number-columns-spanned="2" office:value-type="string">
            <text:p text:style-name="P59"><text:span text:style-name="T2"><text:s/></text:span><text:span text:style-name="T34">El operario</text:span><text:span text:style-name="T26"> pincha sobre el mapa para añadir un </text:span><text:span text:style-name="T34">vértice del polígono</text:span><text:span text:style-name="T26"> en la posición deseada.</text:span>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68">6</text:p>
          </table:table-cell>
          <table:table-cell table:style-name="Tabla4.B2" table:number-columns-spanned="2" office:value-type="string">
            <text:p text:style-name="P59">El operario repetirá el Paso 5 tantas veces como <text:span text:style-name="T63">vértices</text:span> desee añadir <text:span text:style-name="T63">al polígono</text:span>.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68">7</text:p>
          </table:table-cell>
          <table:table-cell table:style-name="Tabla4.B2" table:number-columns-spanned="2" office:value-type="string">
            <text:p text:style-name="P69">El operario pincha sobre el botón <text:span text:style-name="T2">Close Pattern</text:span><text:span text:style-name="T26"> para generar la ruta de escaneo y la misión por patrón.</text:span></text:p>
          </table:table-cell>
          <table:covered-table-cell/>
        </table:table-row>
        <table:table-row>
          <table:covered-table-cell/>
          <table:table-cell table:style-name="Tabla4.A2" table:number-rows-spanned="3" office:value-type="string">
            <text:p text:style-name="P61">8</text:p>
          </table:table-cell>
          <table:table-cell table:style-name="Tabla4.B2" table:number-columns-spanned="2" office:value-type="string">
            <text:p text:style-name="P60">Si el <text:span text:style-name="T65">operario</text:span> quisiera guardar la misión,</text:p>
          </table:table-cell>
          <table:covered-table-cell/>
        </table:table-row>
        <table:table-row>
          <table:covered-table-cell/>
          <table:covered-table-cell/>
          <table:table-cell table:style-name="Tabla4.A2" office:value-type="string">
            <text:p text:style-name="P60">8.1</text:p>
          </table:table-cell>
          <table:table-cell table:style-name="Tabla4.B2" office:value-type="string">
            <text:p text:style-name="P38">El operario debe pinchar sobre el botón <text:span text:style-name="T2">Save </text:span><text:span text:style-name="T26">para guardar de forma persistente la </text:span><text:span text:style-name="T30">misión</text:span><text:span text:style-name="T26">. Una ventana de guardado emer</text:span><text:span text:style-name="T28">g</text:span><text:span text:style-name="T26">erá.</text:span></text:p>
          </table:table-cell>
        </table:table-row>
        <table:table-row>
          <table:covered-table-cell/>
          <table:covered-table-cell/>
          <table:table-cell table:style-name="Tabla4.A2" office:value-type="string">
            <text:p text:style-name="P60">8.2</text:p>
          </table:table-cell>
          <table:table-cell table:style-name="Tabla4.B2" office:value-type="string">
            <text:p text:style-name="P38">Sobre la ventana emer<text:span text:style-name="T53">g</text:span>ente el operario debe elegir un nombre y una ubicación de guardado para el nuevo archivo de <text:span text:style-name="T60">misión</text:span> <text:span text:style-name="T60">y pinchar sobre el botón </text:span><text:span text:style-name="T6">Save.</text:span></text:p>
          </table:table-cell>
        </table:table-row>
        <table:table-row>
          <table:covered-table-cell/>
          <table:table-cell table:style-name="Tabla4.A2" table:number-rows-spanned="2" office:value-type="string">
            <text:p text:style-name="P72">9</text:p>
          </table:table-cell>
          <table:table-cell table:style-name="Tabla4.B2" table:number-columns-spanned="2" office:value-type="string">
            <text:p text:style-name="P73">Si el operario desea <text:span text:style-name="T66">validar</text:span> la misión,</text:p>
          </table:table-cell>
          <table:covered-table-cell/>
        </table:table-row>
        <table:table-row>
          <table:covered-table-cell/>
          <table:covered-table-cell/>
          <table:table-cell table:style-name="Tabla4.A2" office:value-type="string">
            <text:p text:style-name="P73">9.1</text:p>
          </table:table-cell>
          <table:table-cell table:style-name="Tabla4.B2" office:value-type="string">
            <text:p text:style-name="P73">El operario pincha sobre el botón <text:span text:style-name="T2">Submit. </text:span><text:span text:style-name="T26">Una ventana emergente mostrara si la misión ha sido aceptada o no.</text:span></text:p>
          </table:table-cell>
        </table:table-row>
        <table:table-row>
          <table:table-cell table:style-name="Tabla4.A2" office:value-type="string">
            <text:p text:style-name="P19">Postcondición</text:p>
          </table:table-cell>
          <table:table-cell table:style-name="Tabla4.B2" table:number-columns-spanned="3" office:value-type="string">
            <text:p text:style-name="P25">-</text:p>
          </table:table-cell>
          <table:covered-table-cell/>
          <table:covered-table-cell/>
        </table:table-row>
        <table:table-row>
          <table:table-cell table:style-name="Tabla4.A2" table:number-rows-spanned="15" office:value-type="string">
            <text:p text:style-name="P19">Excepciones</text:p>
          </table:table-cell>
          <table:table-cell table:style-name="Tabla4.A2" office:value-type="string">
            <text:p text:style-name="P16">Paso</text:p>
          </table:table-cell>
          <table:table-cell table:style-name="Tabla4.B2" table:number-columns-spanned="2" office:value-type="string">
            <text:p text:style-name="P19">Acción</text:p>
          </table:table-cell>
          <table:covered-table-cell/>
        </table:table-row>
        <table:table-row>
          <table:covered-table-cell/>
          <table:table-cell table:style-name="Tabla4.A2" table:number-rows-spanned="2" office:value-type="string">
            <text:p text:style-name="P10">2</text:p>
          </table:table-cell>
          <table:table-cell table:style-name="Tabla4.B2" table:number-columns-spanned="2" office:value-type="string">
            <text:p text:style-name="P53">Si lo desea, el usuario puede utilizar un mapa local, para ello,</text:p>
          </table:table-cell>
          <table:covered-table-cell/>
        </table:table-row>
        <table:table-row>
          <table:covered-table-cell/>
          <table:covered-table-cell/>
          <table:table-cell table:style-name="Tabla4.A2" office:value-type="string">
            <text:p text:style-name="P13"><text:span text:style-name="T55">2A</text:span>.1</text:p>
          </table:table-cell>
          <table:table-cell table:style-name="Tabla4.B2" office:value-type="string">
            <text:p text:style-name="P56">El operario debe seguir <text:span text:style-name="T55">el caso de uso </text:span><text:span text:style-name="T22">Carga de un mapa local en una determinada posición </text:span><text:span text:style-name="T46">(CU-02).</text:span></text:p>
          </table:table-cell>
        </table:table-row>
        <table:table-row>
          <table:covered-table-cell/>
          <table:table-cell table:style-name="Tabla4.A2" table:number-rows-spanned="2" office:value-type="string">
            <text:p text:style-name="P3">2</text:p>
          </table:table-cell>
          <table:table-cell table:style-name="Tabla4.B2" table:number-columns-spanned="2" office:value-type="string">
            <text:p text:style-name="P57">Si el operario no dispone de conexión a internet, de un mapa local de la zona o el mapa no ha sido cacheado previamente,</text:p>
          </table:table-cell>
          <table:covered-table-cell/>
        </table:table-row>
        <table:table-row>
          <table:covered-table-cell/>
          <table:covered-table-cell/>
          <table:table-cell table:style-name="Tabla4.A2" office:value-type="string">
            <text:p text:style-name="P57">2E.1</text:p>
          </table:table-cell>
          <table:table-cell table:style-name="Tabla4.B2" office:value-type="string">
            <text:p text:style-name="P57">Se cancela el caso de uso. La acción no es realizable.</text:p>
          </table:table-cell>
        </table:table-row>
        <table:table-row>
          <table:covered-table-cell/>
          <table:table-cell table:style-name="Tabla4.A2" table:number-rows-spanned="4" office:value-type="string">
            <text:p text:style-name="P3">5</text:p>
          </table:table-cell>
          <table:table-cell table:style-name="Tabla4.B2" table:number-columns-spanned="2" office:value-type="string">
            <text:p text:style-name="P60">Si el operario desea introducir los <text:span text:style-name="T63">vértices</text:span> mediante latitud y longitud,</text:p>
          </table:table-cell>
          <table:covered-table-cell/>
        </table:table-row>
        <table:table-row>
          <table:covered-table-cell/>
          <table:covered-table-cell/>
          <table:table-cell table:style-name="Tabla4.A2" office:value-type="string">
            <text:p text:style-name="P57">5A.1</text:p>
          </table:table-cell>
          <table:table-cell table:style-name="Tabla4.B2" office:value-type="string">
            <text:p text:style-name="P60">El operario pincha sobre el botón <text:span text:style-name="T2">Add </text:span><text:span text:style-name="T10">Pattern</text:span><text:span text:style-name="T2"> </text:span><text:span text:style-name="T26">para desplegar </text:span><text:soft-page-break/><text:span text:style-name="T26">una ventana con la lista de </text:span><text:span text:style-name="T34">vértices</text:span><text:span text:style-name="T26">.</text:span></text:p>
          </table:table-cell>
        </table:table-row>
        <table:table-row>
          <table:covered-table-cell/>
          <table:covered-table-cell/>
          <table:table-cell table:style-name="Tabla4.A2" office:value-type="string">
            <text:p text:style-name="P60">5A.2</text:p>
          </table:table-cell>
          <table:table-cell table:style-name="Tabla4.B2" office:value-type="string">
            <text:p text:style-name="P60">Sobre esta ventana, el operario introduce en los campos <text:span text:style-name="T2">Lat</text:span><text:span text:style-name="T26"> </text:span><text:span text:style-name="T35">y </text:span><text:span text:style-name="T2">Lon </text:span><text:span text:style-name="T26">la latitud </text:span><text:span text:style-name="T35">y </text:span><text:span text:style-name="T26">longitud deseada para el nuevo </text:span><text:span text:style-name="T35">vértice</text:span><text:span text:style-name="T26">.</text:span></text:p>
          </table:table-cell>
        </table:table-row>
        <table:table-row>
          <table:covered-table-cell/>
          <table:covered-table-cell/>
          <table:table-cell table:style-name="Tabla4.A2" office:value-type="string">
            <text:p text:style-name="P60">5A.3</text:p>
          </table:table-cell>
          <table:table-cell table:style-name="Tabla4.B2" office:value-type="string">
            <text:p text:style-name="P60">El operario pincha sobre <text:span text:style-name="T2">Add </text:span><text:span text:style-name="T26">para añadir el nuevo </text:span><text:span text:style-name="T35">vértice al polígono.</text:span></text:p>
          </table:table-cell>
        </table:table-row>
        <table:table-row>
          <table:covered-table-cell/>
          <table:table-cell table:style-name="Tabla4.A2" office:value-type="string">
            <text:p text:style-name="P63">5</text:p>
          </table:table-cell>
          <table:table-cell table:style-name="Tabla4.B2" table:number-columns-spanned="2" office:value-type="string">
            <text:p text:style-name="P62">Si el usuario introduciera erróneamente alguno de los <text:span text:style-name="T64">vértices</text:span>,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63"/>
          </table:table-cell>
          <table:table-cell table:style-name="Tabla4.B2" office:value-type="string">
            <text:p text:style-name="P62">5E.1</text:p>
          </table:table-cell>
          <table:table-cell table:style-name="Tabla4.D30" office:value-type="string">
            <text:p text:style-name="P62">El operario pincha sobre el botón <text:span text:style-name="T2">Clear </text:span><text:span text:style-name="T26">para borrar l</text:span><text:span text:style-name="T35">os vértices</text:span><text:span text:style-name="T26">.</text:span></text:p>
          </table:table-cell>
        </table:table-row>
        <table:table-row>
          <table:covered-table-cell/>
          <table:table-cell table:style-name="Tabla4.A2" office:value-type="string">
            <text:p text:style-name="P63"/>
          </table:table-cell>
          <table:table-cell table:style-name="Tabla4.A2" office:value-type="string">
            <text:p text:style-name="P62">5E.2</text:p>
          </table:table-cell>
          <table:table-cell table:style-name="Tabla4.B2" office:value-type="string">
            <text:p text:style-name="P62">El operario debe repetir este caso de uso para crear de nuevo una misión valida.</text:p>
          </table:table-cell>
        </table:table-row>
        <table:table-row>
          <table:covered-table-cell/>
          <table:table-cell table:style-name="Tabla4.A2" table:number-rows-spanned="3" office:value-type="string">
            <text:p text:style-name="P70">7</text:p>
          </table:table-cell>
          <table:table-cell table:style-name="Tabla4.B2" table:number-columns-spanned="2" office:value-type="string">
            <text:p text:style-name="P71">Si la aeronave no ha sido caracterizado previamente,</text:p>
          </table:table-cell>
          <table:covered-table-cell/>
        </table:table-row>
        <table:table-row>
          <table:covered-table-cell/>
          <table:covered-table-cell/>
          <table:table-cell table:style-name="Tabla4.A2" office:value-type="string">
            <text:p text:style-name="P71">7E.1</text:p>
          </table:table-cell>
          <table:table-cell table:style-name="Tabla4.B2" office:value-type="string">
            <text:p text:style-name="P71">Una ventana emergente mostrará al usuario que un modelo de configuración de la aeronave no ha sido enviado.</text:p>
          </table:table-cell>
        </table:table-row>
        <table:table-row>
          <table:covered-table-cell/>
          <table:covered-table-cell/>
          <table:table-cell table:style-name="Tabla4.A2" office:value-type="string">
            <text:p text:style-name="P71">7E.2</text:p>
          </table:table-cell>
          <table:table-cell table:style-name="Tabla4.B2" office:value-type="string">
            <text:p text:style-name="P71">El usuario debe seguir el caso de uso <text:span text:style-name="T25">Caracterización de una aeronave y su carga de pago </text:span><text:span text:style-name="T44">(CU-01) y despues continuar creando la misión por patrón siguiendo el caso de uso actual.</text:span></text:p>
          </table:table-cell>
        </table:table-row>
        <table:table-row>
          <table:table-cell table:style-name="Tabla4.A2" office:value-type="string">
            <text:p text:style-name="P19">Comentarios</text:p>
          </table:table-cell>
          <table:table-cell table:style-name="Tabla4.B2" table:number-columns-spanned="3" office:value-type="string">
            <text:p text:style-name="P64">N<text:span text:style-name="T51">o es posible </text:span>crear<text:span text:style-name="T51"> más de un</text:span>a misión <text:span text:style-name="T51">al mismo tiempo. </text:span></text:p>
            <text:p text:style-name="P40">En caso de tener un archivo de <text:span text:style-name="T61">misión</text:span> abierto, cualquier cambio sobre <text:span text:style-name="T61">la</text:span> mism<text:span text:style-name="T61">a</text:span><text:span text:style-name="T31"> sobreescribirá al archivo al guardar los cambios (al pinchar en el botón </text:span><text:span text:style-name="T7">Save) </text:span><text:span text:style-name="T31">y NO creará un archivo de misión nuevo.</text:span></text:p>
          </table:table-cell>
          <table:covered-table-cell/>
          <table:covered-table-cell/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CU-0<text:span text:style-name="T62">6</text:span></text:p>
          </table:table-cell>
          <table:table-cell table:style-name="Tabla3.B1" table:number-columns-spanned="3" office:value-type="string">
            <text:p text:style-name="P19">Carga de una misión en fichero, envío y seguimiento de la misión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9">Versión</text:p>
          </table:table-cell>
          <table:table-cell table:style-name="Tabla3.B2" table:number-columns-spanned="3" office:value-type="string">
            <text:p text:style-name="P50">v1.0 - 25/01/2020 - Pedro Arias Pérez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9">Dependencias</text:p>
          </table:table-cell>
          <table:table-cell table:style-name="Tabla3.B2" table:number-columns-spanned="3" office:value-type="string">
            <text:list xml:id="list172819635646496" text:continue-numbering="true" text:style-name="L1">
              <text:list-item>
                <text:p text:style-name="P98">CU-04: Establecimiento de conexión con la aeronave.</text:p>
              </text:list-item>
              <text:list-item>
                <text:p text:style-name="P100">CU-03: <text:span text:style-name="T45">Creación y posterior guardado en fichero de una misión polilínea.</text:span></text:p>
              </text:list-item>
              <text:list-item>
                <text:p text:style-name="P100">CU-05: <text:span text:style-name="T45">Creación de una misión por patrón y posterior subida de la misión a la aeronave</text:span><text:span text:style-name="T22">.</text:span></text:p>
              </text:list-item>
              <text:list-item>
                <text:p text:style-name="P101"><text:span text:style-name="T57">C</text:span><text:span text:style-name="T56">U-01: </text:span><text:span text:style-name="T59"><text:s/></text:span><text:span text:style-name="T58">Caracterización de una aeronave y su carga de pago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9">Descripción</text:p>
          </table:table-cell>
          <table:table-cell table:style-name="Tabla3.B2" table:number-columns-spanned="3" office:value-type="string">
            <text:p text:style-name="P32">La aplicación deberá comportarse como se describe en el caso de uso cuando <text:span text:style-name="T2">el operario </text:span><text:span text:style-name="T11">carge,</text:span><text:span text:style-name="T2"> </text:span><text:span text:style-name="T11">envíe y realice el seguimiento sobre una misión</text:span><text:span text:style-name="T5">.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9">Precondición</text:p>
          </table:table-cell>
          <table:table-cell table:style-name="Tabla3.B2" table:number-columns-spanned="3" office:value-type="string">
            <text:p text:style-name="P32">La aplicación debe estar <text:span text:style-name="T52">abierta y </text:span>en ejecución<text:span text:style-name="T26">. </text:span><text:span text:style-name="T33">La conexión con la aeronave debe estar establecida siguiendo el caso de uso</text:span><text:span text:style-name="T23"> </text:span><text:span text:style-name="T24">Establecimiento de conexión con la aeronave </text:span><text:span text:style-name="T47">(CU-04). </text:span><text:span text:style-name="T49">Una misión debe haber sido creada y guardada en un fichero de msión previamente según los casos de uso CU-03 o CU-05.</text:span></text:p>
          </table:table-cell>
          <table:covered-table-cell/>
          <table:covered-table-cell/>
        </table:table-row>
        <table:table-row>
          <table:table-cell table:style-name="Tabla3.A2" table:number-rows-spanned="9" office:value-type="string">
            <text:p text:style-name="P19">Secuencia normal</text:p>
          </table:table-cell>
          <table:table-cell table:style-name="Tabla3.A2" office:value-type="string">
            <text:p text:style-name="P19">Paso</text:p>
          </table:table-cell>
          <table:table-cell table:style-name="Tabla3.B2" table:number-columns-spanned="2" office:value-type="string">
            <text:p text:style-name="P19">Acción</text:p>
          </table:table-cell>
          <table:covered-table-cell/>
        </table:table-row>
        <table:table-row>
          <table:covered-table-cell/>
          <table:table-cell table:style-name="Tabla3.A2" office:value-type="string">
            <text:p text:style-name="P10">1</text:p>
          </table:table-cell>
          <table:table-cell table:style-name="Tabla3.B2" table:number-columns-spanned="2" office:value-type="string">
            <text:p text:style-name="P32">El operario pincha sobre <text:span text:style-name="T4">Mission</text:span><text:span text:style-name="T26"> para desplegar dicha pestaña.</text:span></text:p>
          </table:table-cell>
          <table:covered-table-cell/>
        </table:table-row>
        <table:table-row>
          <table:covered-table-cell/>
          <table:table-cell table:style-name="Tabla3.A2" office:value-type="string">
            <text:p text:style-name="P10">2</text:p>
          </table:table-cell>
          <table:table-cell table:style-name="Tabla3.B2" table:number-columns-spanned="2" office:value-type="string">
            <text:p text:style-name="P73">El operario pincha sobre el botón <text:span text:style-name="T2">Load </text:span><text:span text:style-name="T26">para cargar un archivo de misión. </text:span></text:p>
          </table:table-cell>
          <table:covered-table-cell/>
        </table:table-row>
        <table:table-row>
          <table:covered-table-cell/>
          <table:table-cell table:style-name="Tabla3.A2" office:value-type="string">
            <text:p text:style-name="P72">3</text:p>
          </table:table-cell>
          <table:table-cell table:style-name="Tabla3.B2" table:number-columns-spanned="2" office:value-type="string">
            <text:p text:style-name="P40">Sobre la ventana emer<text:span text:style-name="T53">g</text:span>ente, el operario selecciona el archivo de <text:span text:style-name="T65">misión</text:span> deseado y pincha sobre el botón <text:span text:style-name="T2">Open.</text:span></text:p>
          </table:table-cell>
          <table:covered-table-cell/>
        </table:table-row>
        <table:table-row>
          <table:covered-table-cell/>
          <table:table-cell table:style-name="Tabla3.A2" office:value-type="string">
            <text:p text:style-name="P77">4</text:p>
          </table:table-cell>
          <table:table-cell table:style-name="Tabla3.B2" table:number-columns-spanned="2" office:value-type="string">
            <text:p text:style-name="P78">El operario debe pinchar en el botón <text:span text:style-name="T2">Submit </text:span><text:span text:style-name="T26">para validar la misión. </text:span><text:span text:style-name="T36">Una ventana emergente mostrara si la misión ha sido aceptada o no.</text:span></text:p>
            <text:p text:style-name="P79"><text:span text:style-name="T36">Tras aceptar </text:span><text:span text:style-name="T37">la misión, se mostrará la pestaña </text:span><text:span text:style-name="T12">Checklist.</text:span></text:p>
          </table:table-cell>
          <table:covered-table-cell/>
        </table:table-row>
        <table:table-row>
          <table:covered-table-cell/>
          <table:table-cell table:style-name="Tabla3.A2" office:value-type="string">
            <text:p text:style-name="P77">5</text:p>
          </table:table-cell>
          <table:table-cell table:style-name="Tabla3.B2" table:number-columns-spanned="2" office:value-type="string">
            <text:p text:style-name="P74">El <text:span text:style-name="T67">operario</text:span> debe completar y validar cada una de las caja de validación. Tras ello, el usuario pinchará sobre el botón <text:span text:style-name="T2">Send mission</text:span> para enviar la misión. <text:span text:style-name="T67">Tras enviar la misión, se mostrará la pestaña </text:span><text:span text:style-name="T18">Follow</text:span><text:span text:style-name="T67">.</text:span></text:p>
          </table:table-cell>
          <table:covered-table-cell/>
        </table:table-row>
        <table:table-row>
          <table:covered-table-cell/>
          <table:table-cell table:style-name="Tabla3.A2" office:value-type="string">
            <text:p text:style-name="P76">6</text:p>
          </table:table-cell>
          <table:table-cell table:style-name="Tabla3.B2" table:number-columns-spanned="2" office:value-type="string">
            <text:p text:style-name="P75">El operario debe armar la aeronave pinchando sobre el botón <text:span text:style-name="T2">Arm</text:span><text:span text:style-name="T26"> y posteriormente pinchar sobre el botón </text:span><text:span text:style-name="T2">Fly </text:span><text:span text:style-name="T26">para despegar e iniciar la misión.</text:span></text:p>
          </table:table-cell>
          <table:covered-table-cell/>
        </table:table-row>
        <table:table-row>
          <table:covered-table-cell/>
          <table:table-cell table:style-name="Tabla3.A2" table:number-rows-spanned="2" office:value-type="string">
            <text:p text:style-name="P76">7</text:p>
          </table:table-cell>
          <table:table-cell table:style-name="Tabla3.B2" table:number-columns-spanned="2" office:value-type="string">
            <text:p text:style-name="P75">Si el operario desea observar los parámetros de vuelo,</text:p>
          </table:table-cell>
          <table:covered-table-cell/>
        </table:table-row>
        <table:table-row>
          <table:covered-table-cell/>
          <table:covered-table-cell/>
          <table:table-cell table:style-name="Tabla3.A2" office:value-type="string">
            <text:p text:style-name="P75">7.1</text:p>
          </table:table-cell>
          <table:table-cell table:style-name="Tabla3.B2" office:value-type="string">
            <text:p text:style-name="P75">El operario pinchará sobre el cuadro de validación <text:span text:style-name="T2">Attitude </text:span><text:span text:style-name="T26">para desplegar una ventana con los útiles de navegación.</text:span></text:p>
          </table:table-cell>
        </table:table-row>
        <table:table-row>
          <table:table-cell table:style-name="Tabla3.A2" office:value-type="string">
            <text:p text:style-name="P19">Postcondición</text:p>
          </table:table-cell>
          <table:table-cell table:style-name="Tabla3.B2" table:number-columns-spanned="3" office:value-type="string">
            <text:p text:style-name="P25">-</text:p>
          </table:table-cell>
          <table:covered-table-cell/>
          <table:covered-table-cell/>
        </table:table-row>
        <table:table-row>
          <table:table-cell table:style-name="Tabla3.A2" table:number-rows-spanned="7" office:value-type="string">
            <text:p text:style-name="P19">Excepciones</text:p>
          </table:table-cell>
          <table:table-cell table:style-name="Tabla3.A2" office:value-type="string">
            <text:p text:style-name="P16">Paso</text:p>
          </table:table-cell>
          <table:table-cell table:style-name="Tabla3.B2" table:number-columns-spanned="2" office:value-type="string">
            <text:p text:style-name="P19">Acción</text:p>
          </table:table-cell>
          <table:covered-table-cell/>
        </table:table-row>
        <table:table-row>
          <table:covered-table-cell/>
          <table:table-cell table:style-name="Tabla3.A2" table:number-rows-spanned="2" office:value-type="string">
            <text:p text:style-name="P77">3</text:p>
          </table:table-cell>
          <table:table-cell table:style-name="Tabla3.B2" table:number-columns-spanned="2" office:value-type="string">
            <text:p text:style-name="P73">Si el archivo de misión seleccionado es una misión por patrón,</text:p>
          </table:table-cell>
          <table:covered-table-cell/>
        </table:table-row>
        <table:table-row>
          <table:covered-table-cell/>
          <table:covered-table-cell/>
          <table:table-cell table:style-name="Tabla3.A2" office:value-type="string">
            <text:p text:style-name="P13"><text:span text:style-name="T66">3</text:span>E.1</text:p>
          </table:table-cell>
          <table:table-cell table:style-name="Tabla3.B2" office:value-type="string">
            <text:p text:style-name="P78">La aeronave debe haber sido previamente caracterizada. El operario debe seguir el caso de uso <text:span text:style-name="T25">Caracterización de una aeronave y su carga de pago </text:span><text:span text:style-name="T48">(CU-01).</text:span></text:p>
          </table:table-cell>
        </table:table-row>
        <table:table-row>
          <table:covered-table-cell/>
          <table:table-cell table:style-name="Tabla3.A2" table:number-rows-spanned="2" office:value-type="string">
            <text:p text:style-name="P5">4</text:p>
          </table:table-cell>
          <table:table-cell table:style-name="Tabla3.B2" table:number-columns-spanned="2" office:value-type="string">
            <text:p text:style-name="P78">Si la misión no ha sido aceptada,</text:p>
          </table:table-cell>
          <table:covered-table-cell/>
        </table:table-row>
        <table:table-row>
          <table:covered-table-cell/>
          <table:covered-table-cell/>
          <table:table-cell table:style-name="Tabla3.A2" office:value-type="string">
            <text:p text:style-name="P78">4E.1</text:p>
          </table:table-cell>
          <table:table-cell table:style-name="Tabla3.B2" office:value-type="string">
            <text:p text:style-name="P78">El operario deberá crear una misión válida o cargar alguna misión válida. Para crear una misión válida el operario debe seguir los casos de uso CU-03 o CU-05.</text:p>
          </table:table-cell>
        </table:table-row>
        <table:table-row>
          <table:covered-table-cell/>
          <table:table-cell table:style-name="Tabla3.A2" table:number-rows-spanned="2" office:value-type="string">
            <text:p text:style-name="P6">5</text:p>
          </table:table-cell>
          <table:table-cell table:style-name="Tabla3.B2" table:number-columns-spanned="2" office:value-type="string">
            <text:p text:style-name="P80">Si la conexión no ha sido establecida,</text:p>
          </table:table-cell>
          <table:covered-table-cell/>
        </table:table-row>
        <table:table-row>
          <table:covered-table-cell/>
          <table:covered-table-cell/>
          <table:table-cell table:style-name="Tabla3.A2" office:value-type="string">
            <text:p text:style-name="P80">5E.1</text:p>
          </table:table-cell>
          <table:table-cell table:style-name="Tabla3.B2" office:value-type="string">
            <text:p text:style-name="P75">Un aviso mostrará al operario que debe establecer la conexión antes de poder enviarla a la aeronave. El operario puede seguir <text:soft-page-break/>el caso de uso <text:span text:style-name="T8">Establecimiento de conexión con la aeronav</text:span><text:span text:style-name="T2">e </text:span><text:span text:style-name="T26">(CU-04).</text:span></text:p>
          </table:table-cell>
        </table:table-row>
        <table:table-row>
          <table:table-cell table:style-name="Tabla3.A2" office:value-type="string">
            <text:p text:style-name="P19">Comentarios</text:p>
          </table:table-cell>
          <table:table-cell table:style-name="Tabla3.B2" table:number-columns-spanned="3" office:value-type="string">
            <text:p text:style-name="P25">-</text:p>
          </table:table-cell>
          <table:covered-table-cell/>
          <table:covered-table-cell/>
        </table:table-row>
      </table:table>
      <text:p text:style-name="P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22">CU-0<text:span text:style-name="T62">7</text:span></text:p>
          </table:table-cell>
          <table:table-cell table:style-name="Tabla7.B1" table:number-columns-spanned="3" office:value-type="string">
            <text:p text:style-name="P19">Interrupción de una misión y vuelta a cas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9">Versión</text:p>
          </table:table-cell>
          <table:table-cell table:style-name="Tabla7.B2" table:number-columns-spanned="3" office:value-type="string">
            <text:p text:style-name="P50">v1.0 - 25/01/2020 - Pedro Arias Pérez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9">Dependencias</text:p>
          </table:table-cell>
          <table:table-cell table:style-name="Tabla7.B2" table:number-columns-spanned="3" office:value-type="string">
            <text:list xml:id="list172818919191003" text:continue-numbering="true" text:style-name="L1">
              <text:list-item>
                <text:p text:style-name="P99">CU-04: Establecimiento de conexión con la aeronave.</text:p>
              </text:list-item>
              <text:list-item>
                <text:p text:style-name="P102">CU-06: <text:span text:style-name="T57">Carga de una misión en fichero, envío y seguimiento de la misión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9">Descripción</text:p>
          </table:table-cell>
          <table:table-cell table:style-name="Tabla7.B2" table:number-columns-spanned="3" office:value-type="string">
            <text:p text:style-name="P33">La aplicación deberá comportarse como se describe en el caso de uso cuando <text:span text:style-name="T2">el operario </text:span><text:span text:style-name="T13">decida interrumpir una misión en curso e iniciar una vuelta a casa</text:span><text:span text:style-name="T5">.</text:span>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9">Precondición</text:p>
          </table:table-cell>
          <table:table-cell table:style-name="Tabla7.B2" table:number-columns-spanned="3" office:value-type="string">
            <text:p text:style-name="P33">La aplicación debe estar <text:span text:style-name="T52">abierta y </text:span>en ejecución<text:span text:style-name="T26">. </text:span><text:span text:style-name="T33">La conexión con la aeronave debe estar establecida siguiendo el caso de uso</text:span><text:span text:style-name="T23"> </text:span><text:span text:style-name="T24">Establecimiento de conexión con la aeronave </text:span><text:span text:style-name="T47">(CU-04). </text:span><text:span text:style-name="T50">Una misión debe estar en curso, para realizar una misión el caso de uso </text:span><text:span text:style-name="T22">Carga de una misión en fichero, envío y seguimiento de la misión </text:span><text:span text:style-name="T50">(CU-06) explica el procedimiento.</text:span></text:p>
          </table:table-cell>
          <table:covered-table-cell/>
          <table:covered-table-cell/>
        </table:table-row>
        <table:table-row>
          <table:table-cell table:style-name="Tabla7.A2" table:number-rows-spanned="3" office:value-type="string">
            <text:p text:style-name="P19">Secuencia normal</text:p>
          </table:table-cell>
          <table:table-cell table:style-name="Tabla7.A2" office:value-type="string">
            <text:p text:style-name="P19">Paso</text:p>
          </table:table-cell>
          <table:table-cell table:style-name="Tabla7.B2" table:number-columns-spanned="2" office:value-type="string">
            <text:p text:style-name="P19">Acción</text:p>
          </table:table-cell>
          <table:covered-table-cell/>
        </table:table-row>
        <table:table-row>
          <table:covered-table-cell/>
          <table:table-cell table:style-name="Tabla7.A2" office:value-type="string">
            <text:p text:style-name="P10">1</text:p>
          </table:table-cell>
          <table:table-cell table:style-name="Tabla7.B2" table:number-columns-spanned="2" office:value-type="string">
            <text:p text:style-name="P33">El operario pincha sobre <text:span text:style-name="T13">Follow</text:span><text:span text:style-name="T26"> para desplegar dicha pestaña.</text:span></text:p>
          </table:table-cell>
          <table:covered-table-cell/>
        </table:table-row>
        <table:table-row>
          <table:covered-table-cell/>
          <table:table-cell table:style-name="Tabla7.A2" office:value-type="string">
            <text:p text:style-name="P10">2</text:p>
          </table:table-cell>
          <table:table-cell table:style-name="Tabla7.B2" table:number-columns-spanned="2" office:value-type="string">
            <text:p text:style-name="P81">El operario pincha sobre el botón <text:span text:style-name="T2">RTL </text:span><text:span text:style-name="T26">para iniciar la vuelta a casa. </text:span><text:span text:style-name="T41">La aeronave cambiará su modo de vuelo a </text:span><text:span text:style-name="T16">RTL</text:span><text:span text:style-name="T41"> e iniciará el retorno.</text:span></text:p>
          </table:table-cell>
          <table:covered-table-cell/>
        </table:table-row>
        <table:table-row>
          <table:table-cell table:style-name="Tabla7.A2" office:value-type="string">
            <text:p text:style-name="P19">Postcondición</text:p>
          </table:table-cell>
          <table:table-cell table:style-name="Tabla7.B2" table:number-columns-spanned="3" office:value-type="string">
            <text:p text:style-name="P25">-</text:p>
          </table:table-cell>
          <table:covered-table-cell/>
          <table:covered-table-cell/>
        </table:table-row>
        <table:table-row>
          <table:table-cell table:style-name="Tabla7.A2" table:number-rows-spanned="4" office:value-type="string">
            <text:p text:style-name="P19">Excepciones</text:p>
          </table:table-cell>
          <table:table-cell table:style-name="Tabla7.A2" office:value-type="string">
            <text:p text:style-name="P16">Paso</text:p>
          </table:table-cell>
          <table:table-cell table:style-name="Tabla7.B2" table:number-columns-spanned="2" office:value-type="string">
            <text:p text:style-name="P19">Acción</text:p>
          </table:table-cell>
          <table:covered-table-cell/>
        </table:table-row>
        <table:table-row>
          <table:covered-table-cell/>
          <table:table-cell table:style-name="Tabla7.A2" table:number-rows-spanned="3" office:value-type="string">
            <text:p text:style-name="P10">2</text:p>
          </table:table-cell>
          <table:table-cell table:style-name="Tabla7.B2" table:number-columns-spanned="2" office:value-type="string">
            <text:p text:style-name="P81">Si el operario decide anular la vuelta a casa,</text:p>
          </table:table-cell>
          <table:covered-table-cell/>
        </table:table-row>
        <table:table-row>
          <table:covered-table-cell/>
          <table:covered-table-cell/>
          <table:table-cell table:style-name="Tabla7.A2" office:value-type="string">
            <text:p text:style-name="P13">2<text:span text:style-name="T68">A</text:span>.1.<text:span text:style-name="T68">1</text:span></text:p>
          </table:table-cell>
          <table:table-cell table:style-name="Tabla7.B2" office:value-type="string">
            <text:p text:style-name="P81">El operario puede pinchar sobre el botón <text:span text:style-name="T2">Loiter </text:span><text:span text:style-name="T26">para mantener la posición actual.</text:span></text:p>
          </table:table-cell>
        </table:table-row>
        <table:table-row>
          <table:covered-table-cell/>
          <table:covered-table-cell/>
          <table:table-cell table:style-name="Tabla7.A2" office:value-type="string">
            <text:p text:style-name="P84">2A.1.2</text:p>
          </table:table-cell>
          <table:table-cell table:style-name="Tabla7.B2" office:value-type="string">
            <text:p text:style-name="P82">El operario puede pinchar sobre el botón <text:span text:style-name="T14">Resume</text:span><text:span text:style-name="T2"> </text:span><text:span text:style-name="T26">para </text:span><text:span text:style-name="T38">restaurar la misión interrumpida.</text:span></text:p>
          </table:table-cell>
        </table:table-row>
        <table:table-row>
          <table:table-cell table:style-name="Tabla7.A2" office:value-type="string">
            <text:p text:style-name="P19">Comentarios</text:p>
          </table:table-cell>
          <table:table-cell table:style-name="Tabla7.B2" table:number-columns-spanned="3" office:value-type="string">
            <text:p text:style-name="P25">-</text:p>
          </table:table-cell>
          <table:covered-table-cell/>
          <table:covered-table-cell/>
        </table:table-row>
      </table:table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3">CU-0<text:span text:style-name="T70">8</text:span></text:p>
          </table:table-cell>
          <table:table-cell table:style-name="Tabla1.B1" table:number-columns-spanned="3" office:value-type="string">
            <text:p text:style-name="P21"><text:span text:style-name="T70">Cambio del idioma de la aplicación</text:span>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</text:p>
          </table:table-cell>
          <table:table-cell table:style-name="Tabla1.B2" table:number-columns-spanned="3" office:value-type="string">
            <text:p text:style-name="P52">v1.0 - 25/01/2020 - Pedro Arias Pérez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Dependencias</text:p>
          </table:table-cell>
          <table:table-cell table:style-name="Tabla1.B2" table:number-columns-spanned="3" office:value-type="string">
            <text:list xml:id="list172819206621832" text:continue-numbering="true" text:style-name="L1">
              <text:list-item>
                <text:p text:style-name="P103"/>
              </text:list-item>
            </text:list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Descripción</text:p>
          </table:table-cell>
          <table:table-cell table:style-name="Tabla1.B2" table:number-columns-spanned="3" office:value-type="string">
            <text:p text:style-name="P34">La aplicación deberá comportarse como se describe en el caso de uso cuando <text:span text:style-name="T2">el operario </text:span><text:span text:style-name="T13">decida </text:span><text:span text:style-name="T19">cambiar dinámicamente el idioma de la aplicación</text:span><text:span text:style-name="T5">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econdición</text:p>
          </table:table-cell>
          <table:table-cell table:style-name="Tabla1.B2" table:number-columns-spanned="3" office:value-type="string">
            <text:p text:style-name="P34">La aplicación debe estar <text:span text:style-name="T52">abierta y </text:span>en ejecución<text:span text:style-name="T26">.</text:span></text:p>
          </table:table-cell>
          <table:covered-table-cell/>
          <table:covered-table-cell/>
        </table:table-row>
        <table:table-row>
          <table:table-cell table:style-name="Tabla1.A2" table:number-rows-spanned="3" office:value-type="string">
            <text:p text:style-name="P21">Secuencia normal</text:p>
          </table:table-cell>
          <table:table-cell table:style-name="Tabla1.A2" office:value-type="string">
            <text:p text:style-name="P21">Paso</text:p>
          </table:table-cell>
          <table:table-cell table:style-name="Tabla1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1.A2" office:value-type="string">
            <text:p text:style-name="P12">1</text:p>
          </table:table-cell>
          <table:table-cell table:style-name="Tabla1.B2" table:number-columns-spanned="2" office:value-type="string">
            <text:p text:style-name="P34">El operario <text:span text:style-name="T42">accede a la ventana secundaria de configuración </text:span><text:span text:style-name="T43">siguiendo la ruta </text:span><text:span text:style-name="T20">File </text:span><text:span text:style-name="T43">→ </text:span><text:span text:style-name="T20">Setting</text:span><text:span text:style-name="T21">s</text:span><text:span text:style-name="T20"> → More Settings </text:span><text:span text:style-name="T43">en el menú de fichero de la aplicación.</text:span></text:p>
          </table:table-cell>
          <table:covered-table-cell/>
        </table:table-row>
        <table:table-row>
          <table:covered-table-cell/>
          <table:table-cell table:style-name="Tabla1.A2" office:value-type="string">
            <text:p text:style-name="P12">2</text:p>
          </table:table-cell>
          <table:table-cell table:style-name="Tabla1.B2" table:number-columns-spanned="2" office:value-type="string">
            <text:p text:style-name="P83"><text:span text:style-name="T43">Sobre la ventana de configuración el operario elige en la lista despegable L</text:span><text:span text:style-name="T20">anguage </text:span><text:span text:style-name="T43">uno de los idiomas disponibles. El operario confirma el cambio de idioma pinchando sobre el botón </text:span><text:span text:style-name="T20">OK.</text:span></text:p>
          </table:table-cell>
          <table:covered-table-cell/>
        </table:table-row>
        <table:table-row>
          <table:table-cell table:style-name="Tabla1.A2" office:value-type="string">
            <text:p text:style-name="P21">Postcondición</text:p>
          </table:table-cell>
          <table:table-cell table:style-name="Tabla1.B2" table:number-columns-spanned="3" office:value-type="string">
            <text:p text:style-name="P85">-</text:p>
          </table:table-cell>
          <table:covered-table-cell/>
          <table:covered-table-cell/>
        </table:table-row>
        <table:table-row>
          <table:table-cell table:style-name="Tabla1.A2" table:number-rows-spanned="3" office:value-type="string">
            <text:p text:style-name="P21">Excepciones</text:p>
          </table:table-cell>
          <table:table-cell table:style-name="Tabla1.A2" office:value-type="string">
            <text:p text:style-name="P18">Paso</text:p>
          </table:table-cell>
          <table:table-cell table:style-name="Tabla1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1.A2" table:number-rows-spanned="2" office:value-type="string">
            <text:p text:style-name="P86">1</text:p>
          </table:table-cell>
          <table:table-cell table:style-name="Tabla1.B2" table:number-columns-spanned="2" office:value-type="string">
            <text:p text:style-name="P87">Para acceder a la ventana de configuración,</text:p>
          </table:table-cell>
          <table:covered-table-cell/>
        </table:table-row>
        <table:table-row>
          <table:covered-table-cell/>
          <table:covered-table-cell/>
          <table:table-cell table:style-name="Tabla1.A2" office:value-type="string">
            <text:p text:style-name="P15">2<text:span text:style-name="T68">A</text:span>.1</text:p>
          </table:table-cell>
          <table:table-cell table:style-name="Tabla1.B2" office:value-type="string">
            <text:p text:style-name="P83">El <text:span text:style-name="T43">operario puede introducir el atajo </text:span><text:span text:style-name="T20">Ctrl+S.</text:span></text:p>
          </table:table-cell>
        </table:table-row>
        <table:table-row>
          <table:table-cell table:style-name="Tabla1.A2" office:value-type="string">
            <text:p text:style-name="P21">Comentarios</text:p>
          </table:table-cell>
          <table:table-cell table:style-name="Tabla1.B2" table:number-columns-spanned="3" office:value-type="string">
            <text:p text:style-name="P87">Es posible que idiomas distintos al idioma base (Inglés) contengan errores o funciones no traducidas.</text:p>
          </table:table-cell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01:58:23.687694844</meta:creation-date>
    <dc:date>2020-02-27T17:28:17.407259309</dc:date>
    <meta:editing-duration>PT1H55M47S</meta:editing-duration>
    <meta:editing-cycles>12</meta:editing-cycles>
    <meta:generator>LibreOffice/6.0.7.3$Linux_X86_64 LibreOffice_project/00m0$Build-3</meta:generator>
    <meta:document-statistic meta:table-count="9" meta:image-count="0" meta:object-count="0" meta:page-count="12" meta:paragraph-count="375" meta:word-count="2739" meta:character-count="15864" meta:non-whitespace-character-count="13502"/>
  </office:meta>
</office:document-meta>
</file>